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9E7000027E670F54455.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2"/>
    <style:style style:name="P2" style:family="paragraph" style:parent-style-name="Standard" style:list-style-name="L13"/>
    <style:style style:name="P3" style:family="paragraph" style:parent-style-name="Standard" style:list-style-name="L15"/>
    <style:style style:name="P4" style:family="paragraph" style:parent-style-name="Standard" style:list-style-name="L17"/>
    <style:style style:name="P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language="en" fo:country="none"/>
    </style:style>
    <style:style style:name="T2" style:family="text">
      <style:text-properties fo:language="en" fo:country="none" fo:background-color="#ffcc99"/>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background-color="#ffff00"/>
    </style:style>
    <style:style style:name="T5" style:family="text">
      <style:text-properties style:text-underline-style="solid" style:text-underline-width="auto" style:text-underline-color="font-color" fo:background-color="transparent"/>
    </style:style>
    <style:style style:name="T6" style:family="text">
      <style:text-properties fo:background-color="#ffff00"/>
    </style:style>
    <style:style style:name="T7" style:family="text">
      <style:text-properties fo:color="#008000" fo:language="en" fo:country="none"/>
    </style:style>
    <style:style style:name="T8" style:family="text">
      <style:text-properties style:text-position="super 58%"/>
    </style:style>
    <style:style style:name="T9" style:family="text">
      <style:text-properties fo:font-weight="bold" style:font-weight-asian="bold" style:font-weight-complex="bold"/>
    </style:style>
    <style:style style:name="T10" style:family="text">
      <style:text-properties fo:color="#ff0000"/>
    </style:style>
    <style:style style:name="T11" style:family="text">
      <style:text-properties fo:color="#ff0000" fo:language="en" fo:country="none"/>
    </style:style>
    <style:style style:name="T12" style:family="text">
      <style:text-properties style:text-underline-style="none"/>
    </style:style>
    <style:style style:name="T13" style:family="text">
      <style:text-properties style:text-underline-style="none" fo:background-color="transparent"/>
    </style:style>
    <style:style style:name="T14" style:family="text">
      <style:text-properties style:text-underline-style="none" fo:background-color="#ffff00"/>
    </style:style>
    <style:style style:name="T15" style:family="text">
      <style:text-properties fo:font-style="italic" style:font-style-asian="italic" style:font-style-complex="italic"/>
    </style:style>
    <style:style style:name="T16" style:family="text">
      <style:text-properties style:use-window-font-color="true" style:text-outline="false" style:text-line-through-style="none" style:text-position="0% 100%" style:font-name="Tahoma" fo:font-size="10pt" fo:letter-spacing="normal" fo:language="en"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text-outline="false" style:text-line-through-style="none" style:text-position="0% 100%" style:font-name="Tahoma" fo:font-size="10pt" fo:letter-spacing="normal" fo:language="en" fo:country="none" fo:font-style="normal" fo:text-shadow="none" style:text-underline-style="solid" style:text-underline-width="auto" style:text-underline-color="font-color"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style:use-window-font-color="true" style:text-outline="false" style:text-line-through-style="none" style:text-position="0% 100%" style:font-name="Tahoma" fo:font-size="10pt" fo:letter-spacing="normal" fo:language="en" fo:country="none" fo:font-style="normal" fo:text-shadow="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S101 – Building a Search Engine </text:p>
      <text:p text:style-name="Standard">Unit 4 – Building an Index</text:p>
      <text:p text:style-name="Standard"/>
      <text:p text:style-name="Standard"><text:bookmark text:name="Introduction"/>-Introduction</text:p>
      <text:p text:style-name="Standard">&gt;unit 4 = learn how to finish the code for your search engine and how to respond to a query when <text:tab/>someone wants the given web pages that correspond to a given keyword. </text:p>
      <text:p text:style-name="Standard">&gt;You will also learn about how networks and the world wide web work to understand more about <text:tab/>how you can build up your search index.<text:bookmark text:name="line-10"/><text:bookmark text:name="line-11"/></text:p>
      <text:p text:style-name="Standard">&gt;main new computer science idea you will learn is <text:span text:style-name="T4">how to build complex data structures</text:span>. </text:p>
      <text:p text:style-name="Standard"><text:tab/>&gt;&gt; learn how to <text:span text:style-name="T3">design a structure that you can use so that you can respond to queries </text:span><text:tab/><text:tab/><text:tab/><text:span text:style-name="T3">without needing to rescan all the web pages every time </text:span>you want to respond to a <text:tab/><text:tab/><text:tab/>query</text:p>
      <text:p text:style-name="Standard"><text:tab/>&gt;&gt; structure you will build for this is called an <text:span text:style-name="T6">index</text:span>. </text:p>
      <text:p text:style-name="Standard"><text:tab/>&gt;&gt; <text:span text:style-name="T3">goal of an index is to </text:span><text:span text:style-name="T4">map a keyword and where that keyword is found</text:span>. </text:p>
      <text:p text:style-name="Standard"><text:tab/>&gt;&gt; For example, in the index of a book you can see a page number which serves as a map to <text:tab/><text:tab/>where a term or concept can be found. The <text:span text:style-name="T3">key ideas in index will allow us to find</text:span> <text:tab/><text:tab/><text:span text:style-name="T3">references to what we want</text:span>. With a search engine the index gives you a way for a <text:tab/><text:tab/>keyword to map to a list of web pages, which are the URLs where those particular <text:tab/><text:tab/>web pages appear. Once you have done the work of building an index, then the look-<text:tab/><text:tab/>ups are really fast.<text:bookmark text:name="line-12"/><text:bookmark text:name="line-13"/></text:p>
      <text:p text:style-name="Standard"><text:bookmark text:name="Quiz:_Data_Structures"/>-Quiz 1: Data Structures<text:bookmark text:name="line-14"/><text:bookmark text:name="line-15"/> – Deciding on data structures is one of the most important parts of building <text:tab/>software. As long as you pick the right data structure, the rest of the code will be a lot easier <text:tab/>to write. Which of these data structures would be a good way to represent the index for your <text:tab/>search engine?<text:bookmark text:name="line-18"/><text:bookmark text:name="line-19"/></text:p>
      <text:p text:style-name="Standard"><text:bookmark text:name="line-20"/></text:p>
      <text:p text:style-name="Standard"><text:bookmark text:name="CA-c9d34ec1123fe6f66dcf4de2b27cce6740267c0b"/><text:bookmark text:name="CA-c9d34ec1123fe6f66dcf4de2b27cce6740267c0b_1"/><text:bookmark text:name="line-1-2"/><text:span text:style-name="T1"><text:tab/>A. [&lt;keyword1&gt;, &lt;url1, 1&gt;, &lt;url1, 2&gt;, &lt;keyword2&gt;, …]</text:span><text:span text:style-name="T1"><office:annotation><dc:creator>Unknown Author</dc:creator><dc:date>2012-06-25T18:07:35.28</dc:date><text:p text:style-name="P5"><text:span text:style-name="T16">A single list, made up of individual keywords, folllowed by URLs where that keyword appears</text:span></text:p></office:annotation></text:span></text:p>
      <text:p text:style-name="Standard"><text:bookmark text:name="CA-03b2a120043003e00040d58c05596040e2f2b23b"/><text:s text:c="2"/><text:bookmark text:name="CA-03b2a120043003e00040d58c05596040e2f2b23b_1"/><text:bookmark text:name="line-1-4"/><text:tab/>B. <text:span text:style-name="T1">[[&lt;keyword1&gt;, &lt;url1, 1&gt;, &lt;url1, 2&gt;], [&lt;keyword2&gt;, &lt;url2, 1&gt;, …]</text:span><text:span text:style-name="T1"><office:annotation><dc:creator>Unknown Author</dc:creator><dc:date>2012-06-25T18:09:21.70</dc:date><text:p text:style-name="P5"><text:span text:style-name="T16">A list made up of list-elements, each of which is a Keyword and the URLs where that keyword appears</text:span></text:p></office:annotation></text:span></text:p>
      <text:p text:style-name="Standard"><text:span text:style-name="T1"><text:tab/>C. [[&lt;url1, 1&gt;, [&lt;keyword1&gt;, &lt;keyword23&gt;, … ]], [&lt;url2, 1&gt;, [&lt;keyword2&gt;, …]</text:span><text:span text:style-name="T1"><office:annotation><dc:creator>Unknown Author</dc:creator><dc:date>2012-06-25T18:10:09.39</dc:date><text:p text:style-name="P5"><text:span text:style-name="T16">List of list-elements, each of which is a URL and a list of all the keywords found on that page</text:span></text:p></office:annotation></text:span></text:p>
      <text:p text:style-name="Standard"><text:span text:style-name="T1"><text:tab/>D. [[&lt;keyword1&gt;, [&lt;url1, 1&gt;, &lt;url1, 2&gt;]], [&lt;keyword2&gt;, [&lt;url2, 1&gt;]], …]</text:span><text:span text:style-name="T1"><office:annotation><dc:creator>Unknown Author</dc:creator><dc:date>2012-06-25T18:11:07.81</dc:date><text:p text:style-name="P5"><text:span text:style-name="T16">List of list-elements, each of which is a keyword, followed by a list of the URLs that contain that keyword</text:span></text:p></office:annotation></text:span></text:p>
      <text:p text:style-name="Standard"><text:s/></text:p>
      <text:p text:style-name="Standard"><text:bookmark text:name="line-36"/><text:bookmark text:name="line-37"/><text:tab/>&gt;&gt; <text:span text:style-name="T6">D is best,</text:span> B is OK, and A and C are quite difficult – </text:p>
      <text:p text:style-name="Standard"><text:tab/><text:tab/>**A is a list of strings, each of which is either a keyword or a URL – it's hard to tell <text:tab/><text:tab/><text:tab/>the keywords from the URLs (e.g., it's possible we could have keywords that <text:tab/><text:tab/><text:tab/>begin with “http”); more significantly, it's very hard to loop over the <text:tab/><text:tab/><text:tab/><text:tab/>keywords – we don't know where to look to find the next keyword because <text:tab/><text:tab/><text:tab/>each keyword may have different numbers of links, and we're going to have <text:tab/><text:tab/><text:tab/>to search through them all</text:p>
      <text:p text:style-name="Standard"><text:tab/><text:tab/>**C has more structure than A – we can tell where the URLs are, because they're the <text:tab/><text:tab/><text:tab/>first item in each list-element, and we can tell where the keywords are, <text:tab/><text:tab/><text:tab/><text:tab/>because they're in the second element of the list-element; the problem with <text:tab/><text:tab/><text:tab/>this option is that it makes it hard to find all the pages where a given keyword <text:tab/><text:tab/><text:tab/>appears – this approach lists each URL &amp; the keywords found there, rather <text:tab/><text:tab/><text:tab/>than grouping the URLs relative to what keywords they include; with this <text:tab/><text:tab/><text:tab/>method, we have to scan each URL and all its “attached” keywords to <text:tab/><text:tab/><text:tab/><text:tab/>determine whether the URL should be included in our result</text:p>
      <text:p text:style-name="Standard"><text:tab/><text:tab/>** B – has significant advantages over A &amp; C; it's easy to tell the keywords from the <text:tab/><text:tab/><text:tab/>URLs, and unlike C, it's easy to go through the keywords – for each list item, <text:tab/><text:tab/><text:tab/>we can just look at the first part of the list-element and see whether that's the <text:tab/><text:tab/><text:tab/>keyword we're looking for</text:p>
      <text:p text:style-name="Standard"><text:tab/><text:tab/>** D is superior to B because it makes a better separation between the keywords and <text:tab/><text:tab/><text:tab/>the URLs – here, each list-element is composed of a keyword and a list of <text:tab/><text:tab/><text:tab/>associated URLs; this is helpful if we decide we want to do something else, <text:soft-page-break/><text:tab/><text:tab/><text:tab/>like keep track of how many times someone searches for each keyword, we <text:tab/><text:tab/><text:tab/>could easily do that – in that case by adding an extra element to the list-<text:tab/><text:tab/><text:tab/><text:tab/>element that keeps track of how many times someone searches for something; <text:tab/><text:tab/><text:tab/>if you compare <text:s/>option B, it's not immediately clear how one might do this <text:tab/><text:tab/><text:tab/>simply – for example, we could add a number after keyword, but we'd have to <text:tab/><text:tab/><text:tab/>change all the code we wrote that's looking for URLs starting at position 1; <text:tab/><text:tab/><text:tab/>we could put the number at the end, but this “end” varies for each keyword, <text:tab/><text:tab/><text:tab/>so now our problem is how to find the number for each keyword</text:p>
      <text:p text:style-name="Standard">&gt;deciding on data structures is one of the most important parts of building software – if you pick <text:tab/>the right data structure, often times the rest of the code is fairly easy to write – but if you <text:tab/>start with the wrong one, you make it much harder – sometimes impossible – to write the <text:tab/>code in a way that performs well</text:p>
      <text:p text:style-name="Standard"/>
      <text:p text:style-name="Standard"><text:bookmark text:name="Add_to_Index"/>-Add to Index</text:p>
      <text:p text:style-name="Standard"><text:bookmark text:name="line-38"/><text:bookmark text:name="line-39"/><text:bookmark text:name="Quiz:_Add_to_Index"/>-Quiz 2: Add to Index<text:bookmark text:name="line-40"/><text:bookmark text:name="line-41"/> – Define a procedure, add_to_index, that takes three inputs: <text:bookmark text:name="line-42"/><text:bookmark text:name="line-43"/></text:p>
      <text:p text:style-name="Standard"><text:tab/>an index [&lt;keyword&gt;, [&lt;url&gt;, …, …] <text:bookmark text:name="line-44"/>]<office:annotation><dc:creator>Unknown Author</dc:creator><dc:date>2012-06-25T20:00:54.63</dc:date><text:p text:style-name="P5"><text:span text:style-name="T17">Note that this is the index structure selected in the previous quiz</text:span></text:p></office:annotation></text:p>
      <text:p text:style-name="Standard"><text:tab/>a keyword string <text:bookmark text:name="line-45"/></text:p>
      <text:p text:style-name="Standard"><text:tab/>a url string <text:bookmark text:name="line-46"/><text:bookmark text:name="line-47"/></text:p>
      <text:p text:style-name="Standard"><text:tab/>If the keyword is already in the index, add the URL to the list of URLs associated with that <text:tab/>keyword. If the keyword is not in the index, add an entry to to the index: [keyword, [url]]<text:bookmark text:name="line-50"/><text:bookmark text:name="line-51"/>.</text:p>
      <text:p text:style-name="Standard"><text:tab/>For example: <text:bookmark text:name="line-52"/><text:bookmark text:name="line-53"/><text:bookmark text:name="line-54"/><text:bookmark text:name="line-55"/><text:bookmark text:name="line-56"/><text:bookmark text:name="line-1-9"/></text:p>
      <text:p text:style-name="Standard"><text:bookmark text:name="CA-42fa7c46d150272ffbea1157d1c82697bbe1aa7e"/><text:span text:style-name="T1"><text:tab/><text:tab/>1 </text:span><text:bookmark text:name="CA-42fa7c46d150272ffbea1157d1c82697bbe1aa7e_1"/><text:bookmark text:name="line-1-10"/><text:span text:style-name="T1">index = []</text:span></text:p>
      <text:p text:style-name="Standard"><text:s text:c="3"/><text:tab/><text:tab/><text:span text:style-name="T1">2 </text:span><text:bookmark text:name="CA-42fa7c46d150272ffbea1157d1c82697bbe1aa7e_2"/><text:bookmark text:name="line-2-1"/><text:span text:style-name="T1">add_to_index(index, 'udacity', 'http://udacity.com')</text:span></text:p>
      <text:p text:style-name="Standard"><text:s text:c="3"/><text:tab/><text:tab/><text:span text:style-name="T1">3 </text:span><text:bookmark text:name="CA-42fa7c46d150272ffbea1157d1c82697bbe1aa7e_3"/><text:bookmark text:name="line-3-1"/><text:span text:style-name="T1">add_to_index(index, 'computing', 'http://acm.org')</text:span></text:p>
      <text:p text:style-name="Standard"><text:bookmark text:name="line-57"/><text:tab/>This code starts with the empty list index. After the two lines of code above, the formerly-<text:tab/>empty list will contain two list-elements, beginning with the keywords “udacity” and <text:tab/><text:tab/>“computing,” respectively.</text:p>
      <text:p text:style-name="Standard"><text:bookmark text:name="CA-e34c46998218c3b3e5075aa427537ef0e2c1063c"/><text:s/><text:tab/><text:tab/><text:span text:style-name="T1">1 </text:span><text:bookmark text:name="CA-e34c46998218c3b3e5075aa427537ef0e2c1063c_1"/><text:bookmark text:name="line-1-12"/><text:span text:style-name="T1">index = []</text:span></text:p>
      <text:p text:style-name="Standard"><text:s/><text:tab/><text:tab/><text:span text:style-name="T1">2 </text:span><text:bookmark text:name="CA-e34c46998218c3b3e5075aa427537ef0e2c1063c_2"/><text:bookmark text:name="line-2-2"/><text:span text:style-name="T1">add_to_index(index, 'udacity', 'http://udacity.com')</text:span></text:p>
      <text:p text:style-name="Standard"><text:s/><text:tab/><text:tab/><text:span text:style-name="T1">3 </text:span><text:bookmark text:name="CA-e34c46998218c3b3e5075aa427537ef0e2c1063c_3"/><text:bookmark text:name="line-3-2"/><text:span text:style-name="T1">add_to_index(index, 'computing', 'http://acm.org')</text:span></text:p>
      <text:p text:style-name="Standard"><text:s text:c="3"/><text:tab/><text:tab/><text:span text:style-name="T1">4 </text:span><text:bookmark text:name="CA-e34c46998218c3b3e5075aa427537ef0e2c1063c_4"/><text:bookmark text:name="line-4-1"/><text:span text:style-name="T1">add_to_index(index, 'udacity', 'http://npr.org')</text:span></text:p>
      <text:p text:style-name="Standard"><text:bookmark text:name="line-64"/><text:tab/>In this code, udacity is already in the index and you don't want to add a new entry to the <text:tab/>index itself. Since udacity is already in the index, what you want to do is add the new URL <text:tab/>to the list already associated with that keyword.</text:p>
      <text:p text:style-name="Standard"/>
      <text:p text:style-name="Standard"/>
      <text:p text:style-name="Standard">index=[]</text:p>
      <text:p text:style-name="Standard">def add_to_index<text:span text:style-name="T1">(index, keyword, url):</text:span></text:p>
      <text:p text:style-name="Standard"><text:span text:style-name="T1"><text:tab/>if index: </text:span><text:span text:style-name="T7">#if any elements in index</text:span></text:p>
      <text:p text:style-name="Standard"><text:span text:style-name="T1"><text:tab/><text:tab/>for e in index:</text:span><text:span text:style-name="T7">#for all elements of index</text:span></text:p>
      <text:p text:style-name="Standard"><text:span text:style-name="T1"><text:tab/><text:tab/><text:tab/>if keyword ==e[0]: </text:span><text:span text:style-name="T1"><office:annotation><dc:creator>Unknown Author</dc:creator><dc:date>2012-06-26T11:27:01.86</dc:date><text:p text:style-name="P5"><text:span text:style-name="T16">If the keyword is the same as the first element in any list-element already in index – i.e., if the keyword already appears as a list-item</text:span></text:p></office:annotation></text:span></text:p>
      <text:p text:style-name="Standard"><text:span text:style-name="T1"><text:tab/><text:tab/><text:tab/><text:tab/>e[1].append([url])</text:span><text:span text:style-name="T1"><office:annotation><dc:creator>Unknown Author</dc:creator><dc:date>2012-06-26T11:46:13.91</dc:date><text:p text:style-name="P5"><text:span text:style-name="T16">Add the URL(s) to the existing list of associated URLs, which is position 1 (i.e., the second element) of each list-element</text:span></text:p></office:annotation></text:span></text:p>
      <text:p text:style-name="Standard"><text:span text:style-name="T1"><text:tab/><text:tab/><text:tab/><text:tab/>break</text:span></text:p>
      <text:p text:style-name="Standard"><text:span text:style-name="T1"><text:tab/><text:tab/><text:tab/>else: </text:span></text:p>
      <text:p text:style-name="Standard"><text:span text:style-name="T1"><text:tab/><text:tab/><text:tab/><text:tab/>index.append([keyword,</text:span><text:span text:style-name="T1"><office:annotation><dc:creator>Unknown Author</dc:creator><dc:date>2012-06-26T11:33:35.23</dc:date><text:p text:style-name="P5"><text:span text:style-name="T16">Need this comma here otherwise Python thinks this is an index number</text:span></text:p></office:annotation></text:span><text:span text:style-name="T1">[url]])</text:span></text:p>
      <text:p text:style-name="Standard"><text:span text:style-name="T1"><text:tab/><text:tab/><text:tab/><text:tab/>break</text:span></text:p>
      <text:p text:style-name="Standard"><text:span text:style-name="T1"><text:tab/>else: </text:span><text:span text:style-name="T7">#if index is empty, add [keyword, [url]]</text:span></text:p>
      <text:p text:style-name="Standard"><text:span text:style-name="T1"><text:tab/><text:tab/>index.append([keyword,[url]])</text:span></text:p>
      <text:p text:style-name="Standard"><text:span text:style-name="T1"><text:tab/>** The outermost if loop here is doing nothing – ditch the initial “if” statement, and correct <text:tab/>indentation so that the innermost “else” statement is aligned with the “for” statement </text:span></text:p>
      <text:p text:style-name="Standard"><text:span text:style-name="T1"/></text:p>
      <text:p text:style-name="Standard">Answer: </text:p>
      <text:p text:style-name="Standard"><text:soft-page-break/>&gt;remember the data structure here – index is a list of list items, each of which is made up of a <text:tab/>keyword and a list of associated URLs; so in looking for a keyword to determine whether it <text:tab/>already appears in the index, we're going to be looking at the first position (i.e., the 0<text:span text:style-name="T8">th</text:span> <text:tab/>position) of each list-element to see if it == keyword in the input</text:p>
      <text:p text:style-name="Standard">def add_to_index(index, keyword, url):</text:p>
      <text:p text:style-name="Standard"><text:tab/>for entry in index: </text:p>
      <text:p text:style-name="Standard"><text:tab/><text:tab/>if entry[0] == keyword: </text:p>
      <text:p text:style-name="Standard"><text:tab/><text:tab/><text:tab/>entry[1].append(url)</text:p>
      <text:p text:style-name="Standard"><text:tab/><text:tab/><text:tab/>return<office:annotation><dc:creator>Unknown Author</dc:creator><dc:date>2012-06-26T11:53:26.68</dc:date><text:p text:style-name="P5"><text:span text:style-name="T17">End the whole procedure here with “return” rather than “break,” which only ends the loop – this allows for situations in which the keyword isn't found</text:span></text:p></office:annotation></text:p>
      <text:p text:style-name="Standard"><text:tab/>index.append([keyword,[url])</text:p>
      <text:p text:style-name="Standard"/>
      <text:p text:style-name="Standard"><text:bookmark text:name="Lookup_Procedure"/>-Lookup Procedure</text:p>
      <text:p text:style-name="Standard"><text:bookmark text:name="line-70"/><text:bookmark text:name="line-71"/><text:bookmark text:name="Quiz:_Lookup"/>-Quiz 3: Lookup<text:bookmark text:name="line-72"/><text:bookmark text:name="line-73"/> – Define a procedure, lookup, that takes 2 inputs: </text:p>
      <text:p text:style-name="Standard"><text:tab/><text:tab/>An index – as above, this is a list made up of list-elements, each of which is a list <text:tab/><text:tab/><text:tab/>containing a keyword and a list of URLs as its second element. The second <text:tab/><text:tab/><text:tab/>list element is a list of urls where that keyword appears. </text:p>
      <text:p text:style-name="Standard"><text:tab/><text:tab/>The keyword to look up <text:bookmark text:name="line-78"/><text:bookmark text:name="line-79"/></text:p>
      <text:p text:style-name="Standard"><text:tab/>The output should be a list of the URLs associated with the keyword. If the keyword is not <text:tab/>in the index, the output should be an empty list. For example: <text:bookmark text:name="line-82"/><text:bookmark text:name="line-83"/><text:bookmark text:name="line-84"/><text:bookmark text:name="line-1-13"/></text:p>
      <text:p text:style-name="Standard"><text:bookmark text:name="CA-161528d713bf1405e4b04efd1910b3ff1148b646"/><text:span text:style-name="T1"><text:tab/><text:tab/><text:tab/> </text:span><text:bookmark text:name="CA-161528d713bf1405e4b04efd1910b3ff1148b646_1"/><text:bookmark text:name="line-1-14"/><text:span text:style-name="T1">lookup('udacity') → ['http://udacity.com', '</text:span><text:a xlink:type="simple" xlink:href="http://npr.org/">http://npr.org</text:a><text:span text:style-name="T1">']</text:span></text:p>
      <text:p text:style-name="Standard"><text:span text:style-name="T1"/></text:p>
      <text:p text:style-name="Standard">index = [['udacity', ['http://udacity.com', 'http://npr.org']],</text:p>
      <text:p text:style-name="Standard"><text:s text:c="9"/>['computing', ['http://acm.org']]]</text:p>
      <text:p text:style-name="Standard"/>
      <text:p text:style-name="Standard">def lookup(index,keyword):</text:p>
      <text:p text:style-name="Standard"><text:tab/>for e in index: </text:p>
      <text:p text:style-name="Standard"><text:s text:c="8"/><text:tab/><text:tab/>if keyword == e[0]:</text:p>
      <text:p text:style-name="Standard"><text:s text:c="12"/><text:tab/>return e[1]</text:p>
      <text:p text:style-name="Standard"><text:s text:c="3"/><text:tab/>return []</text:p>
      <text:p text:style-name="Standard"/>
      <text:p text:style-name="Standard">print lookup(index,'udacity')</text:p>
      <text:p text:style-name="Standard">#&gt;&gt;&gt; ['http://udacity.com','<text:a xlink:type="simple" xlink:href="http://npr.org/">http://npr.org</text:a>']</text:p>
      <text:p text:style-name="Standard">print lookup(index,”buggy”)</text:p>
      <text:p text:style-name="Standard">#&gt;&gt;&gt; []</text:p>
      <text:p text:style-name="Standard"/>
      <text:p text:style-name="Standard">Answer: same as code above</text:p>
      <text:p text:style-name="Standard"/>
      <text:p text:style-name="Standard"><text:bookmark text:name="Building_the_Web_Index"/>-Building the Web Index</text:p>
      <text:p text:style-name="Standard"><text:bookmark text:name="line-89"/><text:bookmark text:name="line-90"/>&gt;To build your web index you want to find a way to separate all the words on a web page. It is <text:tab/>possible to use the concepts you've already seen to build a procedure to do this, however, <text:tab/>Python has a built-in operation that will make this much simpler. </text:p>
      <text:p text:style-name="Standard">&gt; <text:span text:style-name="T9">Split</text:span>. When you invoke the split operation on a string the output is a list of the words in the <text:tab/>string. <text:bookmark text:name="line-93"/><text:bookmark text:name="line-94"/><text:bookmark text:name="line-95"/><text:bookmark text:name="line-96"/><text:bookmark text:name="line-1-15"/></text:p>
      <text:p text:style-name="Standard"><text:bookmark text:name="CA-46479a6f39dcd4c7548a7c0d547b530647cd88f9"/><text:span text:style-name="T1"><text:tab/>1 </text:span><text:bookmark text:name="CA-46479a6f39dcd4c7548a7c0d547b530647cd88f9_1"/><text:bookmark text:name="line-1-16"/><text:span text:style-name="T1">&lt;''string''&gt;.split() </text:span></text:p>
      <text:p text:style-name="Standard"><text:s text:c="3"/><text:tab/><text:span text:style-name="T1">2 </text:span><text:bookmark text:name="CA-46479a6f39dcd4c7548a7c0d547b530647cd88f9_2"/><text:bookmark text:name="line-2-3"/><text:span text:style-name="T1">[&lt;''word''&gt;, &lt;''word''&gt;, … ]</text:span></text:p>
      <text:p text:style-name="Standard"><text:bookmark text:name="line-97"/><text:tab/></text:p>
      <text:p text:style-name="Standard"><text:tab/>For example, <text:bookmark text:name="line-98"/><text:bookmark text:name="line-99"/><text:bookmark text:name="line-100"/><text:bookmark text:name="line-101"/><text:bookmark text:name="line-102"/><text:bookmark text:name="line-103"/><text:bookmark text:name="line-1-17"/></text:p>
      <text:p text:style-name="Standard"><text:bookmark text:name="CA-876f61b713e22bde344bfc6149eea1d1baf859a8"/><text:span text:style-name="T1"><text:tab/><text:tab/>1 </text:span><text:bookmark text:name="CA-876f61b713e22bde344bfc6149eea1d1baf859a8_1"/><text:bookmark text:name="line-1-18"/><text:span text:style-name="T1">quote = "In Washington, it's dog eat dog. In academia, it's exactly the opposite. --- <text:tab/><text:tab/><text:tab/>Robert Reich"</text:span></text:p>
      <text:p text:style-name="Standard"><text:s text:c="3"/><text:tab/><text:tab/><text:span text:style-name="T1">2 </text:span><text:bookmark text:name="CA-876f61b713e22bde344bfc6149eea1d1baf859a8_2"/><text:bookmark text:name="line-2-4"/><text:span text:style-name="T1">print quote.split()</text:span></text:p>
      <text:p text:style-name="Standard"><text:s text:c="3"/><text:tab/><text:tab/><text:span text:style-name="T1">3 </text:span><text:bookmark text:name="CA-876f61b713e22bde344bfc6149eea1d1baf859a8_3"/><text:bookmark text:name="line-3-3"/><text:span text:style-name="T1">['In', 'Washington,', "it's", 'dog', 'eat', 'dog.', 'In', 'academia,',</text:span></text:p>
      <text:p text:style-name="Standard"><text:s text:c="3"/><text:tab/><text:tab/><text:span text:style-name="T1">4 </text:span><text:bookmark text:name="CA-876f61b713e22bde344bfc6149eea1d1baf859a8_4"/><text:bookmark text:name="line-4-2"/><text:span text:style-name="T1"><text:s text:c="4"/>"it's", 'exactly', 'the', 'opposite.', '---', 'Robert', 'Reich']</text:span></text:p>
      <text:p text:style-name="Standard"><text:bookmark text:name="line-104"/><text:soft-page-break/><text:tab/>&gt;&gt;This operation does a pretty good job of separating out the words in the list so that they <text:tab/><text:tab/>will be useful. However, in the case of <text:span text:style-name="Strong_20_Emphasis">'Washington,</text:span>' which was followed by a <text:tab/><text:tab/><text:tab/>comma in the quote, for the keyword you would not want to include the comma. <text:tab/><text:tab/><text:tab/>While this isn't perfect, it is going to good enough for now.</text:p>
      <text:p text:style-name="Standard"><text:s/><text:bookmark text:name="line-105"/><text:bookmark text:name="line-106"/></text:p>
      <text:p text:style-name="Text_20_body">Here is another example of how <text:span text:style-name="Strong_20_Emphasis">split</text:span> works, using triple quotes ("""). Using the triple quotes you can define one string over several lines: </text:p>
      <text:p text:style-name="Standard"><text:bookmark text:name="CA-de917dc22c7245cec6cb6a88f626aa6d3988b8d3"/><text:span text:style-name="T1"><text:tab/>1 </text:span><text:bookmark text:name="CA-de917dc22c7245cec6cb6a88f626aa6d3988b8d3_1"/><text:bookmark text:name="line-1-20"/><text:span text:style-name="T1">quote = """</text:span></text:p>
      <text:p text:style-name="Standard"><text:span text:style-name="T1"><text:tab/>2 </text:span><text:bookmark text:name="CA-de917dc22c7245cec6cb6a88f626aa6d3988b8d3_2"/><text:bookmark text:name="line-2-5"/><text:span text:style-name="T1"><text:s text:c="5"/>There's no buisiness like show business,</text:span></text:p>
      <text:p text:style-name="Standard"><text:s text:c="3"/><text:tab/><text:span text:style-name="T1">3 </text:span><text:bookmark text:name="CA-de917dc22c7245cec6cb6a88f626aa6d3988b8d3_3"/><text:bookmark text:name="line-3-4"/><text:span text:style-name="T1"><text:s text:c="6"/>but there are several businesses like accounting.</text:span></text:p>
      <text:p text:style-name="Standard"><text:s text:c="3"/><text:tab/><text:span text:style-name="T1">4 </text:span><text:bookmark text:name="CA-de917dc22c7245cec6cb6a88f626aa6d3988b8d3_4"/><text:bookmark text:name="line-4-3"/><text:span text:style-name="T1"><text:s text:c="10"/>(David Leterman)</text:span></text:p>
      <text:p text:style-name="Standard"><text:s text:c="3"/><text:tab/><text:span text:style-name="T1">5 </text:span><text:bookmark text:name="CA-de917dc22c7245cec6cb6a88f626aa6d3988b8d3_5"/><text:bookmark text:name="line-5-1"/><text:span text:style-name="T1"><text:s text:c="10"/>"""</text:span></text:p>
      <text:p text:style-name="Standard"><text:s text:c="2"/><text:tab/><text:span text:style-name="T1">6 </text:span><text:bookmark text:name="CA-de917dc22c7245cec6cb6a88f626aa6d3988b8d3_6"/><text:bookmark text:name="line-6-1"/><text:span text:style-name="T1">print quote.split()</text:span></text:p>
      <text:p text:style-name="Standard"><text:s text:c="3"/><text:tab/><text:span text:style-name="T1">7 </text:span><text:bookmark text:name="CA-de917dc22c7245cec6cb6a88f626aa6d3988b8d3_7"/><text:bookmark text:name="line-7-1"/><text:span text:style-name="T1">["There's", 'no', 'business', 'like', 'show', 'business,', 'but',</text:span></text:p>
      <text:p text:style-name="Standard"><text:s text:c="3"/><text:tab/><text:span text:style-name="T1">8 </text:span><text:bookmark text:name="CA-de917dc22c7245cec6cb6a88f626aa6d3988b8d3_8"/><text:bookmark text:name="line-8-1"/><text:span text:style-name="T1">'there', 'are', 'several', 'businesses', 'like', 'accounting.' </text:span></text:p>
      <text:p text:style-name="Standard"><text:s text:c="3"/><text:tab/><text:span text:style-name="T1">9 </text:span><text:bookmark text:name="CA-de917dc22c7245cec6cb6a88f626aa6d3988b8d3_9"/><text:bookmark text:name="line-9-1"/><text:span text:style-name="T1">'(David', 'Leterman)']</text:span></text:p>
      <text:p text:style-name="Standard"><text:span text:style-name="T1"/></text:p>
      <text:p text:style-name="Text_20_body"><text:bookmark text:name="line-118"/><text:bookmark text:name="line-119"/>This still has problems similar to those in the first example, where the parentheses are included in the word <text:span text:style-name="Strong_20_Emphasis">'(David</text:span>'. </text:p>
      <text:p text:style-name="Text_20_body"><text:tab/>&gt;&gt; figuring out a generic way to decide when something is a new word is actually fairly <text:tab/><text:tab/>complicated</text:p>
      <text:p text:style-name="Standard"><text:bookmark text:name="Quiz:_Add_Page_to_Index"/>-Quiz 4: Add Page to Index<text:bookmark text:name="line-122"/><text:bookmark text:name="line-123"/> – Define a procedure, add_page_to_index, that takes 3 inputs: <text:bookmark text:name="line-124"/><text:bookmark text:name="line-125"/></text:p>
      <text:p text:style-name="Standard"><text:tab/><text:span text:style-name="T9">index</text:span><text:bookmark text:name="line-126"/> – a list of list-elements, as in the last quizzes</text:p>
      <text:p text:style-name="Standard"><text:tab/><text:span text:style-name="T9">url</text:span> (string) – the location of the page where the content came from</text:p>
      <text:p text:style-name="Standard"><text:tab/><text:span text:style-name="T9">content</text:span> (string) – the text of the page at the URL above</text:p>
      <text:p text:style-name="Standard">It should update the index to include all of the word occurrences found in the page content by adding the URL to the word's associated URL list. For example: </text:p>
      <text:p text:style-name="Standard"><text:bookmark text:name="line-132"/><text:bookmark text:name="line-133"/><text:bookmark text:name="line-134"/><text:bookmark text:name="line-135"/><text:bookmark text:name="line-136"/><text:bookmark text:name="line-137"/><text:bookmark text:name="line-138"/><text:bookmark text:name="line-139"/><text:bookmark text:name="line-1-21"/></text:p>
      <text:p text:style-name="Standard"><text:bookmark text:name="CA-b105a48a022aa00e0ded39f2f525dfeed9ae8c1d"/><text:span text:style-name="T1"><text:tab/><text:tab/>1 </text:span><text:bookmark text:name="CA-b105a48a022aa00e0ded39f2f525dfeed9ae8c1d_1"/><text:bookmark text:name="line-1-22"/><text:span text:style-name="T1">index = []</text:span></text:p>
      <text:p text:style-name="Standard"><text:span text:style-name="T1"><text:tab/><text:tab/>2 </text:span><text:bookmark text:name="CA-b105a48a022aa00e0ded39f2f525dfeed9ae8c1d_2"/><text:bookmark text:name="line-2-6"/></text:p>
      <text:p text:style-name="Standard"><text:span text:style-name="T1"><text:tab/><text:tab/>3 </text:span><text:bookmark text:name="CA-b105a48a022aa00e0ded39f2f525dfeed9ae8c1d_3"/><text:bookmark text:name="line-3-5"/><text:span text:style-name="T1">add_page_to_index(index, 'fake.test', "</text:span><text:span text:style-name="T2">This is a test</text:span><text:span text:style-name="T1">")</text:span></text:p>
      <text:p text:style-name="Standard"><text:s text:c="3"/><text:tab/><text:tab/><text:span text:style-name="T1">4 </text:span><text:bookmark text:name="CA-b105a48a022aa00e0ded39f2f525dfeed9ae8c1d_4"/><text:bookmark text:name="line-4-4"/><text:span text:style-name="T1">print index</text:span></text:p>
      <text:p text:style-name="Standard"><text:s text:c="3"/><text:tab/><text:tab/><text:span text:style-name="T1">5 </text:span><text:bookmark text:name="CA-b105a48a022aa00e0ded39f2f525dfeed9ae8c1d_5"/><text:bookmark text:name="line-5-2"/><text:span text:style-name="T1">[['</text:span><text:span text:style-name="T2">This</text:span><text:span text:style-name="T1">', ['fake.test']], [</text:span><text:span text:style-name="T2">'is'</text:span><text:span text:style-name="T1">, ['fake.test']], ['</text:span><text:span text:style-name="T2">a</text:span><text:span text:style-name="T1">', ['fake.test']],</text:span><text:span text:style-name="T1"><office:annotation><dc:creator>Unknown Author</dc:creator><dc:date>2012-06-26T12:55:05.49</dc:date><text:p text:style-name="P5"><text:span text:style-name="T16">So this has applied split to the content, and then assigned the URL to each individual output from the split operation – producing a list of list-elements, each of which is made up of a word of content and an associated URL</text:span></text:p></office:annotation></text:span><text:bookmark text:name="CA-b105a48a022aa00e0ded39f2f525dfeed9ae8c1d_6"/><text:bookmark text:name="line-6-2"/><text:span text:style-name="T1"> ['</text:span><text:span text:style-name="T2">test</text:span><text:span text:style-name="T1">', ['fake.test']]]</text:span></text:p>
      <text:p text:style-name="Standard"><text:span text:style-name="T1"><text:tab/><text:tab/>6 print index[0]</text:span></text:p>
      <text:p text:style-name="Standard"><text:span text:style-name="T1"><text:tab/><text:tab/>7 ['</text:span><text:span text:style-name="T2">This</text:span><text:span text:style-name="T1">', ['fake.test']]</text:span></text:p>
      <text:p text:style-name="Standard"><text:span text:style-name="T1"><text:tab/><text:tab/>8 print index[1]</text:span></text:p>
      <text:p text:style-name="Standard"><text:span text:style-name="T1"><text:tab/><text:tab/>9 [</text:span><text:span text:style-name="T2">'is'</text:span><text:span text:style-name="T1">, ['fake.test']] etc. </text:span></text:p>
      <text:p text:style-name="Standard"><text:span text:style-name="T1"/></text:p>
      <text:p text:style-name="Standard"><text:bookmark text:name="line-156"/><text:bookmark text:name="line-157"/>Now, add a page called real.test: </text:p>
      <text:p text:style-name="Standard"><text:bookmark text:name="CA-8a6fa5c2d0b067d4e1bed1c52fbf9f892b87336c"/><text:s text:c="2"/><text:tab/><text:tab/> <text:span text:style-name="T1">1 </text:span><text:bookmark text:name="CA-8a6fa5c2d0b067d4e1bed1c52fbf9f892b87336c_1"/><text:bookmark text:name="line-1-28"/><text:span text:style-name="T1">index = []</text:span></text:p>
      <text:p text:style-name="Standard"><text:s text:c="3"/><text:tab/><text:tab/><text:span text:style-name="T1">2 </text:span><text:bookmark text:name="CA-8a6fa5c2d0b067d4e1bed1c52fbf9f892b87336c_2"/><text:bookmark text:name="line-2-9"/></text:p>
      <text:p text:style-name="Standard"><text:s text:c="3"/><text:tab/><text:tab/><text:span text:style-name="T1">3 </text:span><text:bookmark text:name="CA-8a6fa5c2d0b067d4e1bed1c52fbf9f892b87336c_3"/><text:bookmark text:name="line-3-8"/><text:span text:style-name="T1">add_page_to_index(index, 'fake.test', "This is a test")</text:span></text:p>
      <text:p text:style-name="Standard"><text:s text:c="3"/><text:tab/><text:tab/><text:span text:style-name="T1">4 </text:span><text:bookmark text:name="CA-8a6fa5c2d0b067d4e1bed1c52fbf9f892b87336c_4"/><text:bookmark text:name="line-4-7"/><text:span text:style-name="T1">add_page_to_index(index, 'real.test', "This is not a test")</text:span><text:span text:style-name="T1"><office:annotation><dc:creator>Unknown Author</dc:creator><dc:date>2012-06-26T13:04:49.72</dc:date><text:p text:style-name="P5"><text:span text:style-name="T16">Note that these two “content packages” have many words in common – that means that both URLs will be associated with each of those words</text:span></text:p></office:annotation></text:span></text:p>
      <text:p text:style-name="Standard"><text:s text:c="3"/><text:tab/><text:tab/><text:span text:style-name="T1">5 </text:span><text:bookmark text:name="CA-8a6fa5c2d0b067d4e1bed1c52fbf9f892b87336c_5"/><text:bookmark text:name="line-5-5"/><text:span text:style-name="T1"><text:s text:c="4"/></text:span></text:p>
      <text:p text:style-name="Standard"><text:s text:c="3"/><text:tab/><text:tab/><text:span text:style-name="T1">6 </text:span><text:bookmark text:name="CA-8a6fa5c2d0b067d4e1bed1c52fbf9f892b87336c_6"/><text:bookmark text:name="line-6-3"/><text:span text:style-name="T1">print index</text:span></text:p>
      <text:p text:style-name="Standard"><text:s text:c="3"/><text:tab/><text:tab/><text:span text:style-name="T1">7 </text:span><text:bookmark text:name="CA-8a6fa5c2d0b067d4e1bed1c52fbf9f892b87336c_7"/><text:bookmark text:name="line-7-2"/><text:span text:style-name="T1">[['This', ['fake.test', 'real.test']], ['is', ['fake.test'</text:span><text:bookmark text:name="CA-8a6fa5c2d0b067d4e1bed1c52fbf9f892b87336c_8"/><text:bookmark text:name="line-8-2"/><text:span text:style-name="T1">,'real.test']], ['a', ['fake.test']], ['test', <text:tab/><text:tab/>8 ['fake.test',</text:span><text:bookmark text:name="CA-8a6fa5c2d0b067d4e1bed1c52fbf9f892b87336c_9"/><text:bookmark text:name="line-9-2"/><text:span text:style-name="T1"> 'real.test']], ['not', ['real.test']]</text:span><text:span text:style-name="T1"><office:annotation><dc:creator>Unknown Author</dc:creator><dc:date>2012-06-26T13:05:42.49</dc:date><text:p text:style-name="P5"><text:span text:style-name="T16">The word “not,” the only one that does not repeat on both pages, has only </text:span><text:span text:style-name="T18">one</text:span><text:span text:style-name="T19"> associated URL</text:span></text:p></office:annotation></text:span><text:span text:style-name="T1">]</text:span></text:p>
      <text:p text:style-name="Standard"><text:tab/><text:tab/>9 print index[1]<text:bookmark text:name="line-170"/><text:bookmark text:name="line-171"/><text:bookmark text:name="line-172"/><text:bookmark text:name="line-173"/><text:bookmark text:name="line-174"/><text:bookmark text:name="line-175"/><text:bookmark text:name="line-176"/><text:bookmark text:name="line-177"/><text:bookmark text:name="line-178"/><text:bookmark text:name="line-179"/><text:bookmark text:name="line-180"/><text:bookmark text:name="line-181"/><text:bookmark text:name="line-182"/><text:bookmark text:name="line-1-29"/></text:p>
      <text:p text:style-name="Standard"><text:span text:style-name="T1"><text:tab/><text:tab/>10 </text:span><text:bookmark text:name="CA-bc0b95ebc5c591c6c4ee230e06a1379855fbcb9a_11"/><text:bookmark text:name="line-11-1"/><text:span text:style-name="T1">['is', ['fake.test', 'real.test']]</text:span></text:p>
      <text:p text:style-name="Standard"><text:tab/><text:tab/>11 print index[4]<text:bookmark text:name="line-184"/><text:bookmark text:name="line-185"/><text:bookmark text:name="line-186"/><text:bookmark text:name="line-187"/><text:bookmark text:name="line-188"/><text:bookmark text:name="line-189"/><text:bookmark text:name="line-190"/><text:bookmark text:name="line-191"/><text:bookmark text:name="line-192"/><text:bookmark text:name="line-193"/><text:bookmark text:name="line-194"/><text:bookmark text:name="line-195"/><text:bookmark text:name="line-196"/><text:bookmark text:name="line-197"/><text:bookmark text:name="line-198"/><text:bookmark text:name="line-199"/><text:bookmark text:name="line-200"/><text:bookmark text:name="line-201"/><text:bookmark text:name="line-202"/><text:bookmark text:name="line-1-31"/></text:p>
      <text:p text:style-name="Standard"><text:span text:style-name="T1"><text:tab/><text:tab/>12 </text:span><text:bookmark text:name="CA-dc5f308442df8e9a203e45bd4fc7c236b7e9cbd2_17"/><text:bookmark text:name="line-17-1"/><text:span text:style-name="T1">['not', ['real.test']]</text:span></text:p>
      <text:p text:style-name="Standard"><text:bookmark text:name="line-203"/><text:soft-page-break/>You have already defined a procedure for responding to a query, so check out if it works on this index, searching for the keyword 'is': <text:bookmark text:name="line-204"/><text:bookmark text:name="line-205"/><text:bookmark text:name="line-206"/><text:bookmark text:name="line-207"/><text:bookmark text:name="line-208"/><text:bookmark text:name="line-209"/><text:bookmark text:name="line-210"/><text:bookmark text:name="line-211"/><text:bookmark text:name="line-212"/><text:bookmark text:name="line-1-33"/></text:p>
      <text:p text:style-name="Standard"><text:bookmark text:name="CA-cf680ddd8bbca32b02816dea862f02e4b5b24411"/><text:span text:style-name="T1"><text:tab/><text:tab/>1 </text:span><text:bookmark text:name="CA-cf680ddd8bbca32b02816dea862f02e4b5b24411_1"/><text:bookmark text:name="line-1-34"/><text:span text:style-name="T1">index = []</text:span></text:p>
      <text:p text:style-name="Standard"><text:s text:c="3"/><text:tab/><text:tab/><text:span text:style-name="T1">2 </text:span><text:bookmark text:name="CA-cf680ddd8bbca32b02816dea862f02e4b5b24411_2"/><text:bookmark text:name="line-2-12"/></text:p>
      <text:p text:style-name="Standard"><text:s text:c="3"/><text:tab/><text:tab/><text:span text:style-name="T1">3 </text:span><text:bookmark text:name="CA-cf680ddd8bbca32b02816dea862f02e4b5b24411_3"/><text:bookmark text:name="line-3-11"/><text:span text:style-name="T1">add_page_to_index(index, 'fake.test', "This is a test")</text:span></text:p>
      <text:p text:style-name="Standard"><text:s text:c="3"/><text:tab/><text:tab/><text:span text:style-name="T1">4 </text:span><text:bookmark text:name="CA-cf680ddd8bbca32b02816dea862f02e4b5b24411_4"/><text:bookmark text:name="line-4-10"/><text:span text:style-name="T1">add_page_to_index(index, 'real.test', "This is not a test")</text:span></text:p>
      <text:p text:style-name="Standard"><text:s text:c="3"/><text:tab/><text:tab/><text:span text:style-name="T1">5 </text:span><text:bookmark text:name="CA-cf680ddd8bbca32b02816dea862f02e4b5b24411_5"/><text:bookmark text:name="line-5-8"/><text:span text:style-name="T1"><text:s text:c="4"/></text:span></text:p>
      <text:p text:style-name="Standard"><text:s text:c="3"/><text:tab/><text:tab/><text:span text:style-name="T1">6 </text:span><text:bookmark text:name="CA-cf680ddd8bbca32b02816dea862f02e4b5b24411_6"/><text:bookmark text:name="line-6-6"/><text:span text:style-name="T1">print lookup(index, 'is') # you should expect to see that this keyword appears on <text:tab/><text:tab/><text:tab/><text:tab/>#both pages</text:span></text:p>
      <text:p text:style-name="Standard"><text:s text:c="3"/><text:tab/><text:tab/><text:span text:style-name="T1">7 </text:span><text:bookmark text:name="CA-cf680ddd8bbca32b02816dea862f02e4b5b24411_7"/><text:bookmark text:name="line-7-5"/><text:span text:style-name="T1">['fake.test', 'real.test'] </text:span></text:p>
      <text:p text:style-name="Standard"><text:bookmark text:name="line-213"/>Now try searching for a keyword, 'udacity,' that is not found at either of the URLs: <text:bookmark text:name="line-214"/><text:bookmark text:name="line-215"/><text:bookmark text:name="line-216"/><text:bookmark text:name="line-217"/><text:bookmark text:name="line-218"/><text:bookmark text:name="line-219"/><text:bookmark text:name="line-220"/><text:bookmark text:name="line-221"/><text:bookmark text:name="line-222"/><text:bookmark text:name="line-1-35"/></text:p>
      <text:p text:style-name="Standard"><text:bookmark text:name="CA-261f98edf62364227a5e094c0e68162184001c9b"/><text:span text:style-name="T1"><text:tab/><text:tab/>1 </text:span><text:bookmark text:name="CA-261f98edf62364227a5e094c0e68162184001c9b_1"/><text:bookmark text:name="line-1-36"/><text:span text:style-name="T1">index = []</text:span></text:p>
      <text:p text:style-name="Standard"><text:s text:c="3"/><text:tab/><text:tab/><text:span text:style-name="T1">2 </text:span><text:bookmark text:name="CA-261f98edf62364227a5e094c0e68162184001c9b_2"/><text:bookmark text:name="line-2-13"/></text:p>
      <text:p text:style-name="Standard"><text:s text:c="3"/><text:tab/><text:tab/><text:span text:style-name="T1">3 </text:span><text:bookmark text:name="CA-261f98edf62364227a5e094c0e68162184001c9b_3"/><text:bookmark text:name="line-3-12"/><text:span text:style-name="T1">add_page_to_index(index, 'fake.test', "This is a test")</text:span></text:p>
      <text:p text:style-name="Standard"><text:s text:c="3"/><text:tab/><text:tab/><text:span text:style-name="T1">4 </text:span><text:bookmark text:name="CA-261f98edf62364227a5e094c0e68162184001c9b_4"/><text:bookmark text:name="line-4-11"/><text:span text:style-name="T1">add_page_to_index(index, 'real.test', "This is not a test")</text:span></text:p>
      <text:p text:style-name="Standard"><text:s text:c="3"/><text:tab/><text:tab/><text:span text:style-name="T1">5 </text:span><text:bookmark text:name="CA-261f98edf62364227a5e094c0e68162184001c9b_5"/><text:bookmark text:name="line-5-9"/><text:span text:style-name="T1"><text:s text:c="4"/></text:span></text:p>
      <text:p text:style-name="Standard"><text:s text:c="3"/><text:tab/><text:tab/><text:span text:style-name="T1">6 </text:span><text:bookmark text:name="CA-261f98edf62364227a5e094c0e68162184001c9b_6"/><text:bookmark text:name="line-6-7"/><text:span text:style-name="T1">print lookup(index, 'udacity') # you should expect to see an empty list</text:span></text:p>
      <text:p text:style-name="Standard"><text:s text:c="3"/><text:tab/><text:tab/><text:span text:style-name="T1">7 </text:span><text:bookmark text:name="CA-261f98edf62364227a5e094c0e68162184001c9b_7"/><text:bookmark text:name="line-7-6"/><text:span text:style-name="T1">[]</text:span></text:p>
      <text:p text:style-name="Standard"><text:span text:style-name="T1"/></text:p>
      <text:p text:style-name="Standard"><text:span text:style-name="T1">index = []</text:span></text:p>
      <text:p text:style-name="Standard"><text:span text:style-name="T1"/></text:p>
      <text:p text:style-name="Standard"><text:span text:style-name="T1">def add_to_index(index,keyword,url):</text:span><text:span text:style-name="T7">#procedure defined earlier</text:span></text:p>
      <text:p text:style-name="Standard"><text:span text:style-name="T1"><text:tab/>for entry in index:</text:span></text:p>
      <text:p text:style-name="Standard"><text:span text:style-name="T1"><text:tab/><text:tab/>if entry[0] == keyword:</text:span></text:p>
      <text:p text:style-name="Standard"><text:span text:style-name="T1"><text:s text:c="12"/><text:tab/><text:tab/>entry[1].append(url)</text:span></text:p>
      <text:p text:style-name="Standard"><text:span text:style-name="T1"><text:s text:c="12"/><text:tab/><text:tab/>return</text:span></text:p>
      <text:p text:style-name="Standard"><text:span text:style-name="T1"><text:s text:c="3"/><text:tab/>index.append([keyword,[url]])</text:span></text:p>
      <text:p text:style-name="Standard"><text:span text:style-name="T1"/></text:p>
      <text:p text:style-name="Standard"><text:span text:style-name="T1">def add_page_to_index(index, url, content):</text:span><text:span text:style-name="T1"><office:annotation><dc:creator>Unknown Author</dc:creator><dc:date>2012-06-26T13:12:44.58</dc:date><text:p text:style-name="P5"><text:span text:style-name="T16">OK – first we need to split the content into a list of words, then produce a list made up of 2-element list-items, each made up of a content word &amp; its associated URL – then we run add_to_index</text:span></text:p></office:annotation></text:span></text:p>
      <text:p text:style-name="Standard"><text:tab/>content.split() <office:annotation><dc:creator>Unknown Author</dc:creator><dc:date>2012-06-26T13:17:59.54</dc:date><text:p text:style-name="P5"><text:span text:style-name="T17">This gives a list that's [word, word, word, . . .] – the next step is to make it a list that's [[word], [word], [word]. . . ]</text:span></text:p></office:annotation></text:p>
      <text:p text:style-name="Standard"><text:tab/>for e in content.split():</text:p>
      <text:p text:style-name="Standard"><text:tab/><text:tab/>e=[e]</text:p>
      <text:p text:style-name="Standard"><text:tab/><text:tab/>e.append([url])</text:p>
      <text:p text:style-name="Standard"><text:tab/><text:tab/>e[0]=keyword</text:p>
      <text:p text:style-name="Standard"><text:tab/><text:tab/>add_to_index(index,keyword,url)<office:annotation><dc:creator>Unknown Author</dc:creator><dc:date>2012-06-26T14:18:23.36</dc:date><text:p text:style-name="P5"><text:span text:style-name="T17">This works, but it doesn't seem very good, and I can't get lookup to work with it</text:span></text:p></office:annotation></text:p>
      <text:p text:style-name="Standard"><text:tab/>return index </text:p>
      <text:p text:style-name="Standard"/>
      <text:p text:style-name="Standard"><text:bookmark text:name="line-226"/><text:bookmark text:name="line-227"/>Answer: </text:p>
      <text:p text:style-name="Standard"><text:tab/><text:span text:style-name="T1">def add_page_to_index(index, url, content):</text:span></text:p>
      <text:p text:style-name="Standard"><text:span text:style-name="T1"><text:tab/><text:tab/>words = content.split()</text:span></text:p>
      <text:p text:style-name="Standard"><text:span text:style-name="T1"><text:tab/><text:tab/>for word in words: </text:span></text:p>
      <text:p text:style-name="Standard"><text:span text:style-name="T1"><text:tab/><text:tab/><text:tab/>add_to_index(index,word,url)</text:span></text:p>
      <text:p text:style-name="Standard"/>
      <text:p text:style-name="Standard"><text:bookmark text:name="Finishing_The_Web_Crawler"/>-Finishing The Web Crawler</text:p>
      <text:p text:style-name="Standard"><text:bookmark text:name="line-228"/><text:bookmark text:name="line-229"/>&gt;Returning to the code you wrote before for crawling the web, make some modifications to include <text:tab/>the code you’ve just written.<text:bookmark text:name="line-230"/><text:bookmark text:name="line-231"/></text:p>
      <text:p text:style-name="Standard">&gt;First, a quick recap on how the crawl_web code below works before incorporating the indexing: </text:p>
      <text:p text:style-name="Standard"><text:bookmark text:name="CA-3dea71927720960ffd4a4fc065a9fcd1343b7360"/><text:s text:c="3"/><text:tab/><text:span text:style-name="T1">1 </text:span><text:bookmark text:name="CA-3dea71927720960ffd4a4fc065a9fcd1343b7360_1"/><text:bookmark text:name="line-1-38"/><text:span text:style-name="T1">def crawl_web(seed):</text:span></text:p>
      <text:p text:style-name="Standard"><text:s text:c="3"/><text:tab/><text:span text:style-name="T1">2 </text:span><text:bookmark text:name="CA-3dea71927720960ffd4a4fc065a9fcd1343b7360_2"/><text:bookmark text:name="line-2-14"/><text:span text:style-name="T1"><text:s text:c="4"/>tocrawl = [seed]</text:span></text:p>
      <text:p text:style-name="Standard"><text:s text:c="3"/><text:tab/><text:span text:style-name="T1">3 </text:span><text:bookmark text:name="CA-3dea71927720960ffd4a4fc065a9fcd1343b7360_3"/><text:bookmark text:name="line-3-13"/><text:span text:style-name="T1"><text:s text:c="4"/>crawled = []</text:span></text:p>
      <text:p text:style-name="Standard"><text:s text:c="3"/><text:tab/><text:span text:style-name="T1">4 </text:span><text:bookmark text:name="CA-3dea71927720960ffd4a4fc065a9fcd1343b7360_4"/><text:bookmark text:name="line-4-12"/><text:span text:style-name="T1"><text:s text:c="4"/>while tocrawl:</text:span></text:p>
      <text:p text:style-name="Standard"><text:s text:c="3"/><text:tab/><text:span text:style-name="T1">5 </text:span><text:bookmark text:name="CA-3dea71927720960ffd4a4fc065a9fcd1343b7360_5"/><text:bookmark text:name="line-5-10"/><text:span text:style-name="T1"><text:s text:c="8"/>page = tocrawl.pop()</text:span></text:p>
      <text:p text:style-name="Standard"><text:soft-page-break/><text:s text:c="2"/><text:tab/> <text:span text:style-name="T1">6 </text:span><text:bookmark text:name="CA-3dea71927720960ffd4a4fc065a9fcd1343b7360_6"/><text:bookmark text:name="line-6-8"/><text:span text:style-name="T1"><text:s text:c="8"/>if page not in crawled:</text:span></text:p>
      <text:p text:style-name="Standard"><text:s text:c="2"/><text:tab/> <text:span text:style-name="T1">7 </text:span><text:bookmark text:name="CA-3dea71927720960ffd4a4fc065a9fcd1343b7360_7"/><text:bookmark text:name="line-7-7"/><text:span text:style-name="T1"><text:s text:c="12"/>union(tocrawl, get_all_links(get_page(page)))</text:span></text:p>
      <text:p text:style-name="Standard"><text:s text:c="2"/><text:tab/> <text:span text:style-name="T1">8 </text:span><text:bookmark text:name="CA-3dea71927720960ffd4a4fc065a9fcd1343b7360_8"/><text:bookmark text:name="line-8-5"/><text:span text:style-name="T1"><text:s text:c="12"/>crawled.append(page)</text:span></text:p>
      <text:p text:style-name="Standard"><text:s text:c="3"/><text:tab/><text:span text:style-name="T1">9 </text:span><text:bookmark text:name="CA-3dea71927720960ffd4a4fc065a9fcd1343b7360_9"/><text:bookmark text:name="line-9-5"/><text:span text:style-name="T1"><text:s text:c="4"/>return crawled</text:span></text:p>
      <text:p text:style-name="Standard"><text:bookmark text:name="line-243"/>&gt; First, you defined two variables tocrawl and crawled. Starting with the seed page, tocrawl keeps <text:tab/>track of the pages left to crawl, whereas crawled keeps track of the pages that have already <text:tab/>been crawled. When there are still pages left to crawl, remove the last page from tocrawl <text:tab/>using the pop method. If that page has not been crawled yet, get all the links from the page <text:tab/>and add the new ones to tocrawl. Then, add the page that was just crawled to the list of <text:tab/>crawled links. When there are no more pages to crawl, return the list of crawled pages.</text:p>
      <text:p text:style-name="Standard"><text:bookmark text:name="line-244"/><text:bookmark text:name="line-245"/>&gt; Now, we want to adapt the code so that you can use the information found on the pages crawled. <text:tab/>&gt;&gt; First, add the variable index, to keep track of the content on the pages along with their <text:tab/><text:tab/>associated URLs. Since for responding to search queries what we really want is the <text:tab/><text:tab/>index, this is what we will return. <text:line-break/><text:bookmark text:name="line-246"/><text:tab/>&gt;&gt;It is possible to return both crawled and index, but to keep it simple just return index. <text:tab/>&gt;&gt; <text:tab/>&gt;&gt;Next – and this is the important step – we need to find a way to update the index to reflect <text:tab/><text:tab/>all the words on the page that we've just crawled</text:p>
      <text:p text:style-name="Standard"><text:tab/><text:tab/>** both get_all_links and what we need to do to add page content to the index <text:tab/><text:tab/><text:tab/><text:tab/>depend on the page (i.e., the output of get_page(page), a string of page <text:tab/><text:tab/><text:tab/><text:tab/>content)</text:p>
      <text:p text:style-name="Standard"><text:tab/><text:tab/>** so we're going to introduce a new variable, content, to store the content of the <text:tab/><text:tab/><text:tab/>page (i.e., to replace get_page(page). This variable will be used twice, <text:tab/><text:tab/><text:tab/><text:tab/>once in the code already there and once in the code to be filled in for the quiz. <text:tab/><text:tab/><text:tab/><text:tab/>&gt;&gt;The procedure get_page(page)<office:annotation><dc:creator>Unknown Author</dc:creator><dc:date>2012-06-26T16:01:30.94</dc:date><text:p text:style-name="P5"><text:span text:style-name="T17">Motivation for introducing a variable to store the page content</text:span></text:p></office:annotation> is expensive as it requires a web <text:tab/><text:tab/><text:tab/><text:tab/><text:tab/>call, so we don’t want to call it more often than is necessary. <text:tab/><text:tab/><text:tab/><text:tab/><text:tab/>Using the variable content means that the call to the procedure <text:tab/><text:tab/><text:tab/><text:tab/><text:tab/>get_page(page) only needs to be performed once and then the <text:tab/><text:tab/><text:tab/><text:tab/><text:tab/>result is stored and can be used over and over without having <text:tab/><text:tab/><text:tab/><text:tab/><text:tab/>to go through the expensive call again.<text:bookmark text:name="line-247"/><text:bookmark text:name="line-248"/></text:p>
      <text:p text:style-name="Standard"><text:bookmark text:name="Quiz:_Finishing_the_Web_Crawler"/>-Quiz 5: Finishing the Web Crawler<text:bookmark text:name="line-249"/><text:bookmark text:name="line-250"/> – Fill in the missing line using the variable content. <text:bookmark text:name="line-251"/><text:bookmark text:name="line-252"/><text:bookmark text:name="line-253"/><text:bookmark text:name="line-254"/><text:bookmark text:name="line-255"/><text:bookmark text:name="line-256"/><text:bookmark text:name="line-257"/><text:bookmark text:name="line-258"/><text:bookmark text:name="line-259"/><text:bookmark text:name="line-260"/><text:bookmark text:name="line-261"/><text:bookmark text:name="line-262"/><text:bookmark text:name="line-263"/><text:bookmark text:name="line-264"/><text:bookmark text:name="line-265"/><text:bookmark text:name="line-1-39"/></text:p>
      <text:p text:style-name="Standard"><text:span text:style-name="T1"/></text:p>
      <text:p text:style-name="Standard"><text:bookmark text:name="CA-f39f546b4b2cdaee37d69d93bac116a4b5d7b375"/><text:s text:c="3"/><text:span text:style-name="T1">1 </text:span><text:bookmark text:name="CA-f39f546b4b2cdaee37d69d93bac116a4b5d7b375_1"/><text:bookmark text:name="line-1-40"/><text:span text:style-name="T1">def crawl_web(seed):</text:span></text:p>
      <text:p text:style-name="Standard"><text:s text:c="3"/><text:span text:style-name="T1">2 </text:span><text:bookmark text:name="CA-f39f546b4b2cdaee37d69d93bac116a4b5d7b375_2"/><text:bookmark text:name="line-2-15"/><text:span text:style-name="T1"><text:s text:c="4"/>tocrawl = [seed]</text:span></text:p>
      <text:p text:style-name="Standard"><text:s text:c="3"/><text:span text:style-name="T1">3 </text:span><text:bookmark text:name="CA-f39f546b4b2cdaee37d69d93bac116a4b5d7b375_3"/><text:bookmark text:name="line-3-14"/><text:span text:style-name="T1"><text:s text:c="4"/>crawled = []</text:span></text:p>
      <text:p text:style-name="Standard"><text:s text:c="3"/><text:span text:style-name="T1">4 </text:span><text:bookmark text:name="CA-f39f546b4b2cdaee37d69d93bac116a4b5d7b375_4"/><text:bookmark text:name="line-4-13"/><text:span text:style-name="T1"><text:s text:c="4"/>index = []</text:span><text:span text:style-name="T1"><office:annotation><dc:creator>Unknown Author</dc:creator><dc:date>2012-06-26T16:02:44.46</dc:date><text:p text:style-name="P5"><text:span text:style-name="T16">Putting the index in place so that we can fill it wil content</text:span></text:p></office:annotation></text:span><text:span text:style-name="T1"> <text:s text:c="18"/></text:span></text:p>
      <text:p text:style-name="Standard"><text:s text:c="3"/><text:span text:style-name="T1">5 </text:span><text:bookmark text:name="CA-f39f546b4b2cdaee37d69d93bac116a4b5d7b375_5"/><text:bookmark text:name="line-5-11"/><text:span text:style-name="T1"><text:s text:c="4"/>while tocrawl:</text:span></text:p>
      <text:p text:style-name="Standard"><text:s text:c="3"/><text:span text:style-name="T1">6 </text:span><text:bookmark text:name="CA-f39f546b4b2cdaee37d69d93bac116a4b5d7b375_6"/><text:bookmark text:name="line-6-9"/><text:span text:style-name="T1"><text:s text:c="8"/>page = tocrawl.pop()</text:span></text:p>
      <text:p text:style-name="Standard"><text:s text:c="3"/><text:span text:style-name="T1">7 </text:span><text:bookmark text:name="CA-f39f546b4b2cdaee37d69d93bac116a4b5d7b375_7"/><text:bookmark text:name="line-7-8"/><text:span text:style-name="T1"><text:s text:c="8"/>if page not in crawled:</text:span></text:p>
      <text:p text:style-name="Standard"><text:s text:c="3"/><text:span text:style-name="T1">8 </text:span><text:bookmark text:name="CA-f39f546b4b2cdaee37d69d93bac116a4b5d7b375_8"/><text:bookmark text:name="line-8-6"/><text:span text:style-name="T1"><text:s text:c="12"/>content = get_page(page) </text:span><text:span text:style-name="T1"><office:annotation><dc:creator>Unknown Author</dc:creator><dc:date>2012-06-26T16:02:27.92</dc:date><text:p text:style-name="P5"><text:span text:style-name="T16">Defining the new variable to store page content</text:span></text:p></office:annotation></text:span><text:span text:style-name="T1"> <text:s text:c="9"/></text:span></text:p>
      <text:p text:style-name="Standard"><text:s text:c="3"/><text:span text:style-name="T1">9 </text:span><text:bookmark text:name="CA-f39f546b4b2cdaee37d69d93bac116a4b5d7b375_9"/><text:bookmark text:name="line-9-6"/><text:span text:style-name="T1"><text:s text:c="12"/># FILL IN THE MISSING LINE BELOW HERE <text:s text:c="4"/></text:span></text:p>
      <text:p text:style-name="Standard"><text:s text:c="2"/><text:span text:style-name="T1">10 </text:span><text:bookmark text:name="CA-f39f546b4b2cdaee37d69d93bac116a4b5d7b375_10"/><text:bookmark text:name="line-10-3"/><text:span text:style-name="T1"><text:tab/> <text:s text:c="4"/></text:span><text:span text:style-name="T11"><text:s/>add_page_to_index(index, page, content)</text:span><text:span text:style-name="T1"><office:annotation><dc:creator>Unknown Author</dc:creator><dc:date>2012-06-26T16:08:14.86</dc:date><text:p text:style-name="P5"><text:span text:style-name="T16">Note that “url” has become “page in add_page_to_index – remember that in the code already created, page=the URL of the page crawled</text:span></text:p></office:annotation></text:span></text:p>
      <text:p text:style-name="Standard"><text:s text:c="2"/><text:span text:style-name="T1">11 </text:span><text:bookmark text:name="CA-f39f546b4b2cdaee37d69d93bac116a4b5d7b375_11"/><text:bookmark text:name="line-11-3"/><text:span text:style-name="T1"><text:s text:c="11"/>union(tocrawl,get_all_links(content)</text:span><text:span text:style-name="T1"><office:annotation><dc:creator>Unknown Author</dc:creator><dc:date>2012-06-26T16:02:11.23</dc:date><text:p text:style-name="P5"><text:span text:style-name="T16">Note that get_page(page) here has been replaced by content</text:span></text:p></office:annotation></text:span><text:span text:style-name="T1">)</text:span></text:p>
      <text:p text:style-name="Standard"><text:s text:c="2"/><text:span text:style-name="T1">12 </text:span><text:bookmark text:name="CA-f39f546b4b2cdaee37d69d93bac116a4b5d7b375_12"/><text:bookmark text:name="line-12-2"/><text:span text:style-name="T1"><text:s text:c="11"/>crawled.append(page)</text:span></text:p>
      <text:p text:style-name="Standard"><text:s text:c="2"/><text:span text:style-name="T1">13 </text:span><text:bookmark text:name="CA-f39f546b4b2cdaee37d69d93bac116a4b5d7b375_13"/><text:bookmark text:name="line-13-2"/><text:span text:style-name="T1"><text:s text:c="4"/>return index</text:span></text:p>
      <text:p text:style-name="Standard"><text:bookmark text:name="line-267"/><text:bookmark text:name="line-268"/></text:p>
      <text:p text:style-name="Standard"/>
      <text:p text:style-name="Standard"><text:bookmark text:name="line-269"/><text:bookmark text:name="line-270"/>&gt;You now have a functioning web crawler! From a seed you can find a set of pages; for each of <text:tab/>these pages you can add the content from that page to an index, and return that index. <text:tab/><text:tab/>&gt;&gt; Additionally, since you have already written the code you can do the look-up that will <text:tab/><text:tab/>return the pages for that keyword<text:bookmark text:name="line-271"/><text:bookmark text:name="line-272"/> – output will be a list of URLs associated with the <text:tab/><text:tab/>word</text:p>
      <text:p text:style-name="Standard">&gt;But you're not completely done yet. </text:p>
      <text:p text:style-name="Standard"><text:soft-page-break/><text:tab/>&gt;&gt; In unit 5, you will see how to make a search engine faster</text:p>
      <text:p text:style-name="Standard"><text:tab/>&gt;&gt; in unit 6 you will learn how to find the best page for a given query rather than returning <text:tab/><text:tab/>all the pages.<text:bookmark text:name="line-273"/><text:bookmark text:name="line-274"/></text:p>
      <text:p text:style-name="Text_20_body">&gt;Before then, you need to understand more about how the Internet works and what happens when <text:tab/>you request a page on the world wide web.<text:bookmark text:name="line-275"/><text:bookmark text:name="line-276"/></text:p>
      <text:p text:style-name="Standard"><text:bookmark text:name="The_Internet"/>-The Internet</text:p>
      <text:p text:style-name="Standard"><text:bookmark text:name="line-277"/><text:bookmark text:name="line-278"/>&gt; So far, you’ve been using the get_page function where you pass in a url and it passes out the <text:tab/>content of the page as a string. </text:p>
      <text:p text:style-name="Standard"><text:tab/>&gt;&gt; This is the python code that does that: <text:bookmark text:name="line-279"/><text:bookmark text:name="line-280"/><text:bookmark text:name="line-281"/><text:bookmark text:name="line-282"/><text:bookmark text:name="line-283"/><text:bookmark text:name="line-284"/><text:bookmark text:name="line-285"/><text:bookmark text:name="line-286"/><text:bookmark text:name="line-1-41"/></text:p>
      <text:p text:style-name="Standard"><text:span text:style-name="T1"><text:tab/><text:tab/>1 </text:span><text:bookmark text:name="CA-a6bb97b7470d07e841fbc7855cd0da1c08ff8528_1"/><text:bookmark text:name="line-1-42"/><text:span text:style-name="T1">def get_page(url):</text:span></text:p>
      <text:p text:style-name="Standard"><text:s text:c="2"/><text:tab/><text:tab/><office:annotation><dc:creator>Unknown Author</dc:creator><dc:date>2012-06-26T16:17:18.44</dc:date><text:p text:style-name="P5"><text:span text:style-name="T17">Lines 2-4 are a try block – try some things that may not always work – e.g., the URL is bad, the Internet request times out on a good URL; if execution fails, the code will jump to the except block</text:span></text:p></office:annotation><text:span text:style-name="T1">2 </text:span><text:bookmark text:name="CA-a6bb97b7470d07e841fbc7855cd0da1c08ff8528_2"/><text:bookmark text:name="line-2-16"/><text:span text:style-name="T1"><text:s text:c="4"/>try:</text:span></text:p>
      <text:p text:style-name="Standard"><text:s text:c="3"/><text:tab/><text:tab/><text:span text:style-name="T1">3 </text:span><text:bookmark text:name="CA-a6bb97b7470d07e841fbc7855cd0da1c08ff8528_3"/><text:bookmark text:name="line-3-15"/><text:span text:style-name="T1"><text:s text:c="8"/>import urllib</text:span><text:span text:style-name="T1"><office:annotation><dc:creator>Unknown Author</dc:creator><dc:date>2012-06-26T16:16:19.24</dc:date><text:p text:style-name="P5"><text:span text:style-name="T16">Line 4 is provided by the Python library urllib, so we need to import it here</text:span></text:p></office:annotation></text:span></text:p>
      <text:p text:style-name="Standard"><text:s text:c="2"/><text:tab/><text:tab/><text:span text:style-name="T1">4 </text:span><text:bookmark text:name="CA-a6bb97b7470d07e841fbc7855cd0da1c08ff8528_4"/><text:bookmark text:name="line-4-14"/><text:span text:style-name="T1"><text:s text:c="8"/>return urllib.urlopen(url)</text:span><text:span text:style-name="T1"><office:annotation><dc:creator>Unknown Author</dc:creator><dc:date>2012-06-26T16:15:15.75</dc:date><text:p text:style-name="P5"><text:span text:style-name="T16">This opens the URL given as input</text:span></text:p></office:annotation></text:span><text:span text:style-name="T1">.read()</text:span><text:span text:style-name="T1"><office:annotation><dc:creator>Unknown Author</dc:creator><dc:date>2012-06-26T16:15:30.52</dc:date><text:p text:style-name="P5"><text:span text:style-name="T16">This reads the page at the URL given as input, and returns the output of that page as a string</text:span></text:p></office:annotation></text:span></text:p>
      <text:p text:style-name="Standard"><text:s text:c="3"/><text:tab/><text:tab/><text:span text:style-name="T1">5 </text:span><text:bookmark text:name="CA-a6bb97b7470d07e841fbc7855cd0da1c08ff8528_5"/><text:bookmark text:name="line-5-12"/><text:span text:style-name="T1"><text:s text:c="4"/>except:</text:span><text:span text:style-name="T1"><office:annotation><dc:creator>Unknown Author</dc:creator><dc:date>2012-06-26T16:17:03.05</dc:date><text:p text:style-name="P5"><text:span text:style-name="T16">Lines 5 and 6 are an exception handler, returning an empty string if lines 2-4 don't execute for some reason; instead of getting an error from a URL that can't be loaded, we'll get an empty string; this prevents us from having to build a web crawler than can cope with situations where the page doesn't exist</text:span></text:p></office:annotation></text:span></text:p>
      <text:p text:style-name="Standard"><text:s text:c="3"/><text:tab/><text:tab/><text:span text:style-name="T1">6 </text:span><text:bookmark text:name="CA-a6bb97b7470d07e841fbc7855cd0da1c08ff8528_6"/><text:bookmark text:name="line-6-10"/><text:span text:style-name="T1"><text:s text:c="8"/>return ""</text:span></text:p>
      <text:p text:style-name="Standard">&gt; Looking at the code for get_page doesn’t help you understand what is going on when you request <text:tab/>a page on the web because all the actual work is hidden in the Python library, urllib. To <text:tab/>understand more, <text:bookmark text:name="line-292"/><text:bookmark text:name="line-293"/>we need to know more about how the Internet works</text:p>
      <text:p text:style-name="Standard"><text:bookmark text:name="Networks_.28Networks.29"/>-Networks </text:p>
      <text:p text:style-name="Standard"><text:bookmark text:name="line-294"/><text:bookmark text:name="line-295"/>&gt; The Internet is a particular type of network. So what is a network?<text:bookmark text:name="line-296"/><text:bookmark text:name="line-297"/></text:p>
      <text:p text:style-name="Standard">&gt; A <text:span text:style-name="T9">network</text:span> is a group of entities that can communicate, even though they are not directly <text:tab/>connected.</text:p>
      <text:p text:style-name="Standard"><text:bookmark text:name="line-298"/><text:bookmark text:name="line-299"/><text:tab/>&gt;&gt; means of communication is called the channel </text:p>
      <text:p text:style-name="Standard"><text:tab/>&gt;&gt; Meet Alice and Bob. They can communicate directly, so this is not a network by our <text:tab/><text:tab/><text:tab/>definition<text:bookmark text:name="line-300"/><text:bookmark text:name="line-301"/> – this is two people talking in person over the telephone, however</text:p>
      <text:p text:style-name="Standard"><text:s/><text:tab/>&gt;&gt; Next, Charlie comes along. Alice, Bob and Charlie can all communicate directly so this <text:tab/><text:tab/>is still not a network<text:bookmark text:name="line-304"/><text:bookmark text:name="line-305"/> – this is three people with bidirectional communication between <text:tab/><text:tab/>each pair</text:p>
      <text:p text:style-name="Standard"><text:bookmark text:name="line-306"/><text:bookmark text:name="line-307"/><text:tab/>&gt;&gt; A ↔ B ↔ C</text:p>
      <text:p text:style-name="Standard"><text:tab/><text:tab/>In this example, Alice and Charlie cannot communicate directly but they can still <text:tab/><text:tab/>communicate via Bob, so <text:span text:style-name="T3">this is a network</text:span><text:bookmark text:name="line-308"/><text:bookmark text:name="line-309"/><text:span text:style-name="T12"> – Alice can still send a message to Charlie <text:tab/><text:tab/>even though they are not directly connected</text:span></text:p>
      <text:p text:style-name="Text_20_body">&gt; Many people would consider all three examples of a network, but you want to think about a more <text:tab/>precise definition. <text:span text:style-name="T6">A </text:span><text:span text:style-name="T4">message that has to go through two “hops”</text:span><text:span text:style-name="T5"> (e.g., above, the message </text:span><text:span text:style-name="T13"><text:tab/></text:span><text:span text:style-name="T5">“hops from Alice to Bob, and then from Bob to Charlie)</text:span><text:span text:style-name="T4"> so that people who are not</text:span> <text:span text:style-name="T4">directly </text:span><text:span text:style-name="T14"><text:tab/></text:span><text:span text:style-name="T4">connected can still communicate, is a network.</text:span> It <text:span text:style-name="T3">must have at least three people</text:span>.<text:bookmark text:name="line-312"/><text:bookmark text:name="line-313"/></text:p>
      <text:p text:style-name="Standard"><text:bookmark text:name="Quiz:_Networks"/>-Quiz 6: Networks<text:bookmark text:name="line-314"/><text:bookmark text:name="line-315"/> – This quiz tests your understanding of what a network is, and your knowledge <text:tab/>of world history! How old is the idea of a network? <text:bookmark text:name="line-318"/><text:bookmark text:name="line-319"/></text:p>
      <text:p text:style-name="Standard"><text:tab/><text:tab/>10 years old <text:bookmark text:name="line-320"/></text:p>
      <text:p text:style-name="Standard"><text:tab/><text:tab/>30 years old <text:bookmark text:name="line-321"/></text:p>
      <text:p text:style-name="Standard"><text:tab/><text:tab/>100 years old <text:bookmark text:name="line-322"/></text:p>
      <text:p text:style-name="Standard"><text:tab/><text:tab/>1000 years old <text:bookmark text:name="line-323"/></text:p>
      <text:p text:style-name="Standard"><text:tab/><text:tab/>over 3000 years old <text:bookmark text:name="line-324"/><text:bookmark text:name="line-325"/></text:p>
      <text:p text:style-name="Standard"><text:bookmark text:name="Smoke_Signals"/>-Smoke Signals</text:p>
      <text:p text:style-name="Standard"><text:bookmark text:name="line-328"/><text:bookmark text:name="line-329"/>&gt; Humans have been using networks since at least as long as we can record. They might have just <text:tab/>been networks where people just talked to each other and passed on message but even 3000 <text:tab/>years ago, there were sophisticated networks using technology. In the Illiad, written about <text:tab/>800 BC, Homer describes a network from approximately 1200 B.C.<text:bookmark text:name="line-330"/><text:bookmark text:name="line-331"/></text:p>
      <text:p text:style-name="Standard"><text:tab/><text:tab/><text:span text:style-name="T15">Thus, from some far-away beleaguered island, where all day long the men have <text:tab/><text:tab/>fought a desperate battle from their city walls, the smoke goes up to heaven; but no sooner <text:tab/>has the sun gone down than the light from the line of beacons blazes up and shoots into the </text:span><text:soft-page-break/><text:span text:style-name="T15"><text:tab/><text:tab/>sky to warn the neighbouring islanders and bring them to the rescue in their ships.<text:line-break/></text:span><text:bookmark text:name="line-332"/><text:span text:style-name="T15"><text:tab/><text:tab/><text:tab/>Iliad, Homer </text:span><text:bookmark text:name="line-333"/><text:span text:style-name="T15">written ~800 BC describing events ~1200BC</text:span><text:bookmark text:name="line-334"/><text:bookmark text:name="line-335"/></text:p>
      <text:p text:style-name="Standard">&gt;The Ancient Greeks had a line of beacons spread over the Greek Islands, which could be lit to <text:tab/>announce an oncoming attack. When the soldiers at one of those beacons saw another <text:tab/>&gt; <text:tab/>beacon lit they would light their own beacon, spreading the message across the islands.<text:bookmark text:name="line-336"/><text:bookmark text:name="line-337"/></text:p>
      <text:p text:style-name="Standard">&gt; What does it take to make a network like this work? </text:p>
      <text:p text:style-name="Standard"><text:tab/>&gt;&gt; Suppose a message is to be sent from Rhodes to Sparta. There are many points along the <text:tab/><text:tab/>way where smoke signals can be sent. First, the beacon is lit at Rhodes to be seen by <text:tab/><text:tab/>the places near Rhodes. To reach Sparta, Naxos needs to resend the message by <text:tab/><text:tab/><text:tab/>lighting its own beacon, which can be seen at Melos, Cydonia and Athens. When <text:tab/><text:tab/>Melos lights its beacon, Sparta receives the message.<text:bookmark text:name="line-338"/><text:bookmark text:name="line-339"/></text:p>
      <text:p text:style-name="Standard"><text:tab/>&gt;&gt; Several different things are needed in order to make a network like this work: <text:bookmark text:name="line-340"/></text:p>
      <text:p text:style-name="Standard"><text:tab/><text:tab/>** a way to <text:span text:style-name="T9">encode and interpret messages</text:span> - Greeks: “Agamennon is arriving” → <text:tab/><text:tab/><text:tab/>specific smoke signal <text:bookmark text:name="line-341"/></text:p>
      <text:p text:style-name="Standard"><text:tab/><text:tab/>** a way to <text:span text:style-name="T9">route messages</text:span>, that is, a way to indicate which nodes should forward <text:tab/><text:tab/><text:tab/>the message. Most likely the Ancient Greeks did this by lighting all the <text:tab/><text:tab/><text:tab/><text:tab/>beacons, which is very wasteful. For the Greeks, a message such as 'the <text:tab/><text:tab/><text:tab/><text:tab/>enemies are arriving' would be fine to spread throughout. This is called <text:tab/><text:tab/><text:tab/><text:tab/>"flooding the network." <text:span text:style-name="T3">To send a message between two points is a harder</text:span> <text:tab/><text:tab/><text:tab/><text:span text:style-name="T3">problem</text:span><text:bookmark text:name="line-342"/><text:span text:style-name="T12"> – to resolve this, we need to know which nodes should relay a <text:tab/><text:tab/><text:tab/><text:tab/>message and where they should send it</text:span></text:p>
      <text:p text:style-name="Standard"><text:tab/><text:tab/>**<text:span text:style-name="T9"> rules for deciding who gets to use resources</text:span> -- who gets to send a message, and <text:tab/><text:tab/><text:tab/>what they get to send. Greeks: Generals have priority. <text:bookmark text:name="line-343"/><text:bookmark text:name="line-344"/></text:p>
      <text:p text:style-name="Standard">&gt; All these things are needed on the Internet too. </text:p>
      <text:p text:style-name="Standard"/>
      <text:p text:style-name="Standard">&gt;Before addressing this issue, let's look at the two main ways that we measure networks – latency <text:tab/>and bandwidth </text:p>
      <text:p text:style-name="Standard"><text:tab/>&gt;&gt; very different, but often confused</text:p>
      <text:p text:style-name="Standard"><text:bookmark text:name="Latency"/>&gt; <text:span text:style-name="T9">Latency</text:span><text:bookmark text:name="line-347"/><text:bookmark text:name="line-348"/><text:span text:style-name="T9"> – </text:span>the time it takes a message to get from the source to the destination<text:bookmark text:name="line-349"/><text:bookmark text:name="line-350"/>, i.e., the time <text:tab/><text:tab/>between when you start sending and when the receiver starts receiving</text:p>
      <text:p text:style-name="Standard"><text:tab/>&gt;&gt; Latency is measured in seconds, or for a fast network today, in milliseconds. There are <text:tab/><text:tab/>1000 milliseconds in 1 second. (If you care about your ping in online games, it’s <text:tab/><text:tab/><text:tab/>latency that matters.) <text:bookmark text:name="line-351"/><text:bookmark text:name="line-352"/></text:p>
      <text:p text:style-name="Standard"><text:bookmark text:name="Quiz:_Latency"/>-Quiz 7: Latency<text:bookmark text:name="line-353"/><text:bookmark text:name="line-354"/> – Zeus, the all powerful Greek god, wants to send a message from Rhodes to <text:tab/>Sparta. He thinks that the latency of the smoke signalling system is too high, which means it <text:s/><text:tab/>takes too long for a message to be sent. How could Zeus (remember, he’s all powerful) <text:tab/>reduce the latency between Rhodes and Sparta? (Choose one or more answers.) <text:bookmark text:name="line-357"/><text:bookmark text:name="line-358"/></text:p>
      <text:p text:style-name="Standard"><text:tab/><text:tab/><text:span text:style-name="T10">Make the signalling nodes further apart, so it takes fewer hops. </text:span><text:bookmark text:name="line-359"/><text:span text:style-name="T10"><office:annotation><dc:creator>Unknown Author</dc:creator><dc:date>2012-06-26T17:03:42.23</dc:date><text:p text:style-name="P5"><text:span text:style-name="T17">Decrease the time delay for forwarding at each “hop”</text:span></text:p></office:annotation></text:span></text:p>
      <text:p text:style-name="Standard"><text:tab/><text:tab/><text:span text:style-name="T10">Threaten the soldiers to make the signalling fires quicker.</text:span> <text:bookmark text:name="line-360"/><office:annotation><dc:creator>Unknown Author</dc:creator><dc:date>2012-06-26T17:04:04.47</dc:date><text:p text:style-name="P5"><text:span text:style-name="T17">Increase the speed at which the message is relayed to the next signal point</text:span></text:p></office:annotation></text:p>
      <text:p text:style-name="Standard"><text:tab/><text:tab/>Add colours to the smoke so there are more messages per signal. <text:bookmark text:name="line-361"/><office:annotation><dc:creator>Unknown Author</dc:creator><dc:date>2012-06-26T17:05:02.68</dc:date><text:p text:style-name="P5"><text:span text:style-name="T17">This does not decrease latency – instead, it increases the amount of information that can be sent in each message – this is a bandwidth issue</text:span></text:p></office:annotation></text:p>
      <text:p text:style-name="Standard"><text:tab/><text:tab/><text:span text:style-name="T10">Increase the speed of light. </text:span><text:bookmark text:name="line-362"/><text:bookmark text:name="line-363"/><text:span text:style-name="T10"><office:annotation><dc:creator>Unknown Author</dc:creator><dc:date>2012-06-26T17:04:21.64</dc:date><text:p text:style-name="P5"><text:span text:style-name="T17">Minor increase in the speed at which one node becomes aware that a signal is being sent to them</text:span></text:p></office:annotation></text:span></text:p>
      <text:p text:style-name="Standard"/>
      <text:p text:style-name="Standard"><text:s/>&gt;<text:span text:style-name="T9">Bandwidth</text:span><text:bookmark text:name="line-366"/><text:bookmark text:name="line-367"/> – the amount of information that can be transmitted per unit of time. </text:p>
      <text:p text:style-name="Standard"><text:tab/>&gt;&gt; Bandwidth does not consider the start up time (that’s the latency) to get the first bit <text:tab/><text:tab/><text:tab/>across, but the amount of information that can be got across once the first bit has <text:tab/><text:tab/>arrived. In other words, it’s the rate at which information is transferred.<text:bookmark text:name="line-368"/><text:bookmark text:name="line-369"/></text:p>
      <text:p text:style-name="Standard"><text:tab/>&gt;&gt; Bandwidth is measured in units of [information/time], such as bits per second. On the <text:tab/><text:tab/>Internet it is often measured in Mbps which is megabits (million bits) per second.<text:bookmark text:name="line-370"/><text:bookmark text:name="line-371"/></text:p>
      <text:p text:style-name="Standard"/>
      <text:p text:style-name="Standard"><text:bookmark text:name="Bits"/>&gt;Bits</text:p>
      <text:p text:style-name="Standard"><text:bookmark text:name="line-372"/><text:bookmark text:name="line-373"/>&gt;a bit is the smallest unit of information. </text:p>
      <text:p text:style-name="Standard"><text:bookmark text:name="line-376"/><text:bookmark text:name="line-377"/><text:tab/>&gt;&gt; suppose there are two boxes, one blue &amp; the other green, and there's a gold star in one of <text:soft-page-break/><text:tab/><text:tab/>them – the star is equally likely to be in either box</text:p>
      <text:p text:style-name="Standard"><text:tab/>&gt;&gt; a bit is the answer to one “yes-or-no” question in this context</text:p>
      <text:p text:style-name="Standard"><text:tab/>&gt;&gt; For example, if you ask, “Is the gold star in the green box?” you get one bit of <text:tab/><text:tab/><text:tab/>information back. This bit of information takes you from having two choices to just <text:tab/><text:tab/>one. If the answer is yes, you know the green box is the box you should open. If the <text:tab/><text:tab/>answer is no, you know it’s the blue box.</text:p>
      <text:p text:style-name="Standard"><text:bookmark text:name="line-378"/><text:bookmark text:name="line-379"/><text:tab/>&gt;&gt; In computing, rather than talking about bits in terms of yes or no, you talk about them as <text:tab/><text:tab/>0 and 1, where 0 more readily maps to no and 1 to yes.<text:bookmark text:name="line-380"/><text:bookmark text:name="line-381"/></text:p>
      <text:p text:style-name="Standard"><text:tab/>&gt;&gt; The diagram <text:s/>shows how the question (start from a node labeled “two choices,” <text:tab/><text:tab/><text:tab/>two arrows fork off – one labeled “0” pointing at blue, the other labeled “1” pointing <text:tab/><text:tab/>at green) “Is the gold star in the green box?” reduces the two choices to one with just <text:tab/><text:tab/>one bit of information. If the answer is yes, that is 1, then the choice labelled with <text:tab/><text:tab/>that arrow leads to the green box. If the answer is no, which is 0, the arrow leads to <text:tab/><text:tab/>the blue box.</text:p>
      <text:p text:style-name="Standard">&gt; Therefore, if there are two choices then knowing which to choose is one bit of information. For <text:tab/>the Ancient Greeks' network, they could only transmit one bit of information by lighting the <text:tab/>fire. If the fire was lit, then yes (1) or not lit (0). If that were the case, they would only have <text:tab/>been able to send one message - the enemy is coming.<text:bookmark text:name="line-386"/><text:bookmark text:name="line-387"/></text:p>
      <text:p text:style-name="Standard"><text:tab/>&gt;&gt; If all that can be sent is 0s and 1s, can anything more interesting be sent? Can just one <text:tab/><text:tab/>thing be sent?<text:bookmark text:name="line-388"/><text:bookmark text:name="line-389"/></text:p>
      <text:p text:style-name="Standard"><text:tab/>&gt;&gt; Anything you want can be sent!<text:bookmark text:name="line-390"/><text:bookmark text:name="line-391"/></text:p>
      <text:p text:style-name="Standard">&gt; Suppose that instead of two boxes, there are four boxes: green, blue, purple and red. There is still <text:tab/>only one gold star. <text:bookmark text:name="line-392"/><text:bookmark text:name="line-393"/></text:p>
      <text:p text:style-name="Standard"><text:tab/>&gt;&gt; You could ask: <text:bookmark text:name="line-396"/><text:bookmark text:name="line-397"/></text:p>
      <text:p text:style-name="Standard"><text:tab/><text:tab/>Is the star in the green box? <text:bookmark text:name="line-398"/></text:p>
      <text:p text:style-name="Standard"><text:tab/><text:tab/>Is the star in the purple box? <text:bookmark text:name="line-399"/></text:p>
      <text:p text:style-name="Standard"><text:tab/><text:tab/>Is the star in the blue box? <text:bookmark text:name="line-400"/><text:bookmark text:name="line-401"/></text:p>
      <text:p text:style-name="Standard"><text:tab/>&gt;&gt; As long as you know the gold star is in one of the boxes, you don’t need to ask “Is the <text:tab/><text:tab/>star in the red box?” because a negative answer to the other three questions already <text:tab/><text:tab/>tells you it is. </text:p>
      <text:p text:style-name="Standard"><text:tab/>&gt;&gt; In order to be sure about where the gold star is, you need to ask at most, three questions, <text:tab/><text:tab/>which takes in three bits. Is it possible to do better?<text:bookmark text:name="line-402"/><text:bookmark text:name="line-403"/></text:p>
      <text:p text:style-name="Standard"><text:bookmark text:name="Quiz:_Bits"/>-Quiz 8: Bits<text:bookmark text:name="line-404"/> – How many bits are needed to find the gold star? <text:bookmark text:name="line-408"/><text:bookmark text:name="line-409"/><text:span text:style-name="T6">2</text:span></text:p>
      <text:p text:style-name="Standard"><text:tab/>&gt;&gt; Three questions might be needed, but two questions are enough if the answers to the <text:tab/><text:tab/><text:tab/>questions give more information. The problem with asking “Is the star in the green <text:tab/><text:tab/>box?” is that the answer is “No” three quarters of the time and “Yes” only one <text:tab/><text:tab/><text:tab/>quarter. A guess of “No” would be right more than half the time. This means that the <text:tab/><text:tab/>question does not provide a full bit’s worth of information.</text:p>
      <text:p text:style-name="Standard"><text:tab/>&gt;&gt; Instead, you would be better off asking a question that has an answer equally likely to be <text:tab/><text:tab/>“Yes” as it is to be “No”. So, an initial question could be “Is the gold star in either the <text:tab/><text:tab/>green or purple box?” If the answer is yes, then the number of choices is cut in half <text:tab/><text:tab/>and the gold star is in the green or purple box. If the answer is no, again, the number <text:tab/><text:tab/>of choices has halved and the gold star is in the blue or the purple box. </text:p>
      <text:p text:style-name="Standard"><text:tab/>&gt;&gt; After that question, only one more question is needed to determine exactly which box the <text:tab/><text:tab/>star is in.<text:bookmark text:name="line-420"/><text:bookmark text:name="line-421"/></text:p>
      <text:p text:style-name="Standard"><text:bookmark text:name="line-424"/><text:bookmark text:name="line-425"/></text:p>
      <text:p text:style-name="Standard">&gt; This example shows that you can encode four things in bits. There are four colours, and two bits <text:tab/>are needed to find an answer.<text:bookmark text:name="line-426"/><text:bookmark text:name="line-427"/></text:p>
      <text:p text:style-name="Standard"><text:tab/>&gt;&gt; Any number of things can be encoded with more bits. In the diagram below, sixteen <text:tab/><text:tab/><text:tab/>numbers are encoded using four bits.</text:p>
      <text:p text:style-name="Standard"><text:bookmark text:name="line-428"/><text:bookmark text:name="line-429"/><text:tab/>&gt;&gt; diagram showing that 4 yes/no choices can encode 16 different numbers </text:p>
      <text:p text:style-name="Standard"><text:tab/>&gt;&gt; 2<text:span text:style-name="T8">4</text:span> is 16 – for every extra bit added, double the number of things can be encoded, as there <text:soft-page-break/><text:tab/><text:tab/>is one more yes/no question.</text:p>
      <text:p text:style-name="Standard"><draw:frame draw:style-name="fr1" draw:name="graphics1" text:anchor-type="paragraph" svg:width="17cm" svg:height="9.178cm" draw:z-index="0"><draw:image xlink:href="Pictures/20000007000049E7000027E670F54455.svm" xlink:type="simple" xlink:show="embed" xlink:actuate="onLoad"/></draw:frame></text:p>
      <text:p text:style-name="Standard">&gt; This diagram tells you: </text:p>
      <text:p text:style-name="Standard"><text:tab/>&gt;&gt; For one bit, 2 numbers can be encoded. <text:bookmark text:name="line-437"/></text:p>
      <text:p text:style-name="Standard"><text:tab/>&gt;&gt; For two bits, it’s double that number so, 2*2 = 22 =4 numbers. <text:bookmark text:name="line-438"/></text:p>
      <text:p text:style-name="Standard"><text:tab/>&gt;&gt; For three bits, it’s double again, which means a total of 2*2*2 = 23=8numbers encoded. <text:bookmark text:name="line-439"/></text:p>
      <text:p text:style-name="Standard"><text:tab/>&gt;&gt; For four bits, as in the example above, 2*2*2*2=24=16 numbers are encoded. <text:bookmark text:name="line-440"/></text:p>
      <text:p text:style-name="Standard"><text:tab/>&gt;&gt; In general, the number of things which can be encoded in n bits is 2n. <text:bookmark text:name="line-441"/><text:bookmark text:name="line-442"/></text:p>
      <text:p text:style-name="Standard">&gt; Once a number of things can be distinguished, information can be sent. Anything that is discrete, <text:tab/>such as strings or lists, can be converted into a number and that number can then be <text:tab/>transmitted. Once bits can be sent, anything can be sent. The number of bits needed is a <text:tab/>measure of the amount of information that can be sent.<text:bookmark text:name="line-443"/><text:bookmark text:name="line-444"/></text:p>
      <text:p text:style-name="Standard">&gt; Bits are directly related to bandwidth, which is a measure of the amount of information that can <text:tab/>be sent. Bandwidth is measured in bits per second, each bit being a yes/no question -- 0s and <text:tab/>1s. Those 0s and 1s could be encoding a string of text, like in a web page, or an image.<text:bookmark text:name="line-445"/><text:bookmark text:name="line-446"/></text:p>
      <text:p text:style-name="Standard">-Traceroute</text:p>
      <text:p text:style-name="Standard"><text:bookmark text:name="line-473"/><text:bookmark text:name="line-474"/>&gt; You can learn a lot about the Internet by measuring latency to different destinations. For the map <text:tab/>of Greece, there were hops on the way from Rhodes to Sparta (Rhodes -&gt;Naxos -&gt; Melos <text:tab/>-&gt;Sparta <text:bookmark text:name="line-477"/><text:bookmark text:name="line-478"/>)</text:p>
      <text:p text:style-name="Standard">&gt;Using an application called traceroute, the hops on the Internet can be seen between the machine it <text:tab/>is run on and the destination.<text:bookmark text:name="line-479"/><text:bookmark text:name="line-480"/></text:p>
      <text:p text:style-name="Standard"><text:tab/>&gt;&gt; Windows:<text:bookmark text:name="line-486"/> 7 and Vista: Click on the start menu. Type cmd in the search bar and hit enter<text:bookmark text:name="line-496"/><text:bookmark text:name="line-497"/>; </text:p>
      <text:p text:style-name="Standard"><text:tab/><text:tab/>note that the command in Windows is <text:span text:style-name="T6">tracert</text:span> and not traceroute.<text:bookmark text:name="line-498"/><text:bookmark text:name="line-499"/></text:p>
      <text:p text:style-name="Standard"><text:tab/>&gt;&gt;Once you’ve typed traceroute (or tracert for Windows), pick where you want the <text:tab/><text:tab/><text:tab/>destination to be. For the first example, traceroute www.udacity.com, you can see all <text:tab/><text:tab/>the hops along the way. Traceroute is sending packets across the network looking at <text:tab/><text:tab/>all the intermediate hops to figure out the route it takes to get a packet from the <text:tab/><text:tab/><text:tab/>current location to www.udacity.com. </text:p>
      <text:p text:style-name="Standard"><text:tab/>&gt;&gt; A packet is a piece of information sent over the Internet. It contains a header and a <text:tab/><text:tab/><text:tab/>message. The header contains information about, among other things, the packet <text:tab/><text:tab/><text:tab/>source, destination and its “hop limit”. Hop limit is the amount of hops the packet is <text:tab/><text:tab/>allowed to go through. This is so that a packet can not get stuck in an infinite loop, <text:tab/><text:tab/>jumping back and forth between the same places. The hop limit is used in traceroute <text:soft-page-break/><text:tab/><text:tab/>to send packets out different distances on the route to the destination. The hop limit is <text:tab/><text:tab/>only 1 byte long, which is 8 bits. From the previous discussion on bits, you saw that <text:tab/><text:tab/>the amount of information which can be encoded by 8 bits is 2^8=256, so the <text:tab/><text:tab/><text:tab/>maximum number of hops is 255 (since it goes from 0 to 255 inclusive.) <text:span text:style-name="T3">This puts a</text:span> <text:tab/><text:tab/><text:span text:style-name="T3">maximum distance a packet can travel on the Internet at 255 hops</text:span>. Fortunately, <text:tab/><text:tab/><text:tab/>everywhere on the Internet is connected by far fewer hops than that! <text:bookmark text:name="line-503"/><text:line-break/><text:bookmark text:name="line-505"/><text:bookmark text:name="line-506"/></text:p>
      <text:p text:style-name="Standard">Here, you can see each hop. It took fifteen steps to get to www.udacity.com and the total time was about 39 milliseconds. You can see there are several different times (see circled figures) because the application is doing multiple tests and the time might vary from test to test. <text:bookmark text:name="line-507"/><text:line-break/><text:bookmark text:name="line-508"/>Although the traceroute is to www.udacity.com, from the first line of the traceroute you can see that the site is being served by a server at google.com. <text:bookmark text:name="line-509"/><text:line-break/><text:bookmark text:name="line-511"/><text:bookmark text:name="line-512"/></text:p>
      <text:p text:style-name="Standard">The first hop shows the ip 192.168.3.1. This is an Internet address that refers to your router. You will always start there.<text:bookmark text:name="line-513"/><text:bookmark text:name="line-514"/></text:p>
      <text:p text:style-name="Standard">IMAGE17 <text:bookmark text:name="line-515"/><text:bookmark text:name="line-516"/></text:p>
      <text:p text:style-name="Standard">After that you can see all the time amounts it takes to get to all the different sites. For example, to get to the Comcast site in Santa Clara took between 11.8 and 37.5 milliseconds.<text:bookmark text:name="line-517"/><text:bookmark text:name="line-518"/></text:p>
      <text:p text:style-name="Standard"><text:bookmark text:name="line-519"/><text:bookmark text:name="line-520"/></text:p>
      <text:p text:style-name="Standard">Each hop on the way took a few milliseconds, taking a about 40 milliseconds for 15 hops.<text:bookmark text:name="line-521"/><text:bookmark text:name="line-522"/></text:p>
      <text:p text:style-name="Standard">The next hop is somewhere further away at MIT, which is in Boston, Massachuettes, the other side of the country from Palo Alto, California. To do this, the command is traceroute www.mit.edu.<text:bookmark text:name="line-523"/><text:bookmark text:name="line-524"/></text:p>
      <text:p text:style-name="Standard"><text:s/><text:bookmark text:name="line-525"/><text:bookmark text:name="line-526"/></text:p>
      <text:p text:style-name="Standard">Getting to udacity.com was not very far, geographically. To get to MIT, data travels through Santa Clara, to San Jose and then across the country to New York and finally to Boston. The locations are marked on this Google map: http://g.co/maps/u9ssk.&lt;&lt;BR&gt;&gt; <text:bookmark text:name="line-527"/><text:bookmark text:name="line-528"/></text:p>
      <text:p text:style-name="Standard">You can see that Palo Alto, Santa Clara and San Jose are all on the West Coast of the USA and then there is a huge jump across the country to New York and Boston on the East Coast.<text:bookmark text:name="line-529"/><text:bookmark text:name="line-530"/></text:p>
      <text:p text:style-name="Standard">Sometimes from the host names you can guess the locations and sometimes you cannot. Unlike with the Ancient Greek fires, where the distance between hops was limited, the distance between hops on the Internet can be thousands of miles. There is probably a fiber optic cable between San Jose and New York and therefore no need for any routing directions between them -- the data just goes straight through. The big time distance is from San Jose to New York, as highlighted on the screenshot above.<text:bookmark text:name="line-531"/><text:bookmark text:name="line-532"/></text:p>
      <text:p text:style-name="Standard">In total it took the packets about 100 ms to get across the country.<text:bookmark text:name="line-533"/><text:bookmark text:name="line-534"/></text:p>
      <text:p text:style-name="Standard">The three asterisks (*) at the bottom of the traceroute application's output indicate the packet is not actually getting to the final destination because there is no response from the web server at MIT. When this happens, you can try to repeat the traceroute with different time out options. If you want to terminate the traceroute before it’s finished, you can use ctrl-c.<text:bookmark text:name="line-535"/><text:bookmark text:name="line-536"/></text:p>
      <text:p text:style-name="Standard">It takes longer to run traceroute than it does to send a message since the application is sending many messages and trying to find out all the points on the way.<text:bookmark text:name="line-537"/><text:bookmark text:name="line-538"/></text:p>
      <text:p text:style-name="Standard">About the furthest place from Palo Alto is Madagascar. Below is the output from traceroute www.mairie-antananarivo.mg.<text:bookmark text:name="line-539"/><text:bookmark text:name="line-540"/></text:p>
      <text:p text:style-name="Standard">The packet starts in Palo Alto, then goes from Santa Clara to Dallas, and then through many servers from the same company.<text:bookmark text:name="line-541"/><text:bookmark text:name="line-542"/></text:p>
      <text:p text:style-name="Standard"><text:bookmark text:name="line-543"/><text:bookmark text:name="line-544"/></text:p>
      <text:p text:style-name="Standard">Finally, it escapes from Texas at hop 18 and arrives in Washington DC (149.6.56.30), where it leaves the USA to head for France (217.16.0.2) at hop 19. It already takes nearly twice the time it took to get to MIT without having reached Madagascar yet. (Note: the information about the locations come from http://whatismyipaddress.com and may not be accurate.)</text:p>
      <text:p text:style-name="Standard"><text:bookmark text:name="line-545"/><text:bookmark text:name="line-546"/></text:p>
      <text:p text:style-name="Standard"><text:bookmark text:name="Quiz:_Traveling_Data"/>-Quiz: 20 Traveling Data<text:bookmark text:name="line-547"/><text:bookmark text:name="line-548"/> – We observed that the latency between Palo Alto and Cambridge, MA is <text:soft-page-break/><text:tab/>100 milliseconds. The distance between Palo Alto, CA and Cambridge, MA is 4300 <text:tab/>kilometers. At what fraction of the speed of light (~300 000 km/s) did my data travel? </text:p>
      <text:p text:style-name="Standard"><text:tab/>&gt;&gt; distance = 4300 #from CA to MA</text:p>
      <text:p text:style-name="Standard"><text:tab/>&gt;&gt; round-trip = distance * 2 = 8600</text:p>
      <text:p text:style-name="Standard"><text:tab/>&gt;&gt; c = 300000 #km per sec</text:p>
      <text:p text:style-name="Standard"><text:tab/>&gt;&gt; time = 0.1 #seconds, from 100 milliseconds</text:p>
      <text:p text:style-name="Standard"><text:tab/>&gt;&gt; light-time = round-trip/c = 8600/300,000 = 0.028666 #how long it takes light to travel <text:tab/><text:tab/>that distance</text:p>
      <text:p text:style-name="Standard"><text:tab/>&gt;&gt; light_time/time = 0.28666 #how long light takes to travel/how long the data took to <text:tab/><text:tab/><text:tab/>travel</text:p>
      <text:p text:style-name="Standard">&gt; At what fraction of the speed of light (~300 000 km/s) did my data travel? <text:span text:style-name="T6">0.29</text:span></text:p>
      <text:p text:style-name="Standard"/>
      <text:p text:style-name="Standard">-Making a Network</text:p>
      <text:p text:style-name="Standard"><text:bookmark text:name="line-560"/><text:bookmark text:name="line-561"/>&gt; Several different things are needed in order to make a network like this work. <text:bookmark text:name="line-562"/><text:bookmark text:name="line-563"/></text:p>
      <text:p text:style-name="Standard"><text:tab/>&gt;&gt; A way to encode and interpret messages – on the Internet,<text:bookmark text:name="line-566"/> it's message → bits → <text:tab/><text:tab/><text:tab/>electrons/photons<text:bookmark text:name="line-567"/><text:bookmark text:name="line-568"/></text:p>
      <text:p text:style-name="Standard"><text:tab/><text:tab/>** Any message can be encoded in bits and then the bits can be encoded on the wire. <text:tab/><text:tab/><text:tab/>How that encoding actually works is pretty complicated and it’s not <text:tab/><text:tab/><text:tab/><text:tab/>something that will be covered in this class. There are lots of different ways <text:tab/><text:tab/><text:tab/>to do it.<text:bookmark text:name="line-569"/><text:bookmark text:name="line-570"/></text:p>
      <text:p text:style-name="Standard"><text:tab/>&gt;&gt; A way to route messages – on the Internet, routers figure out next hops<text:bookmark text:name="line-574"/><text:bookmark text:name="line-575"/></text:p>
      <text:p text:style-name="Standard"><text:tab/><text:tab/>** For all the routers along the path, a message comes in and the router has to decide <text:tab/><text:tab/><text:tab/>where to send it on. Maybe the router has a table saying where to send it next. <text:tab/><text:tab/><text:tab/>Nevada is on the way to Boston from California, so it could send the message <text:tab/><text:tab/><text:tab/>on to Nevada from California, but that wasn’t what happened in the <text:tab/><text:tab/><text:tab/><text:tab/>traceroute. The message was sent to San Jose where there is a big strong pipe <text:tab/><text:tab/><text:tab/>straight across the country to New York and from there the message was sent <text:tab/><text:tab/><text:tab/>on to Boston.<text:bookmark text:name="line-576"/><text:bookmark text:name="line-577"/></text:p>
      <text:p text:style-name="Standard"><text:tab/><text:tab/>** Routing is a challenging problem which won’t be covered in more detail in this <text:tab/><text:tab/><text:tab/>class.<text:bookmark text:name="line-578"/><text:bookmark text:name="line-579"/></text:p>
      <text:p text:style-name="Standard"><text:tab/>&gt;&gt; Rules for deciding who gets to use resources – on the Internet, best effort service<text:bookmark text:name="line-583"/><text:bookmark text:name="line-584"/></text:p>
      <text:p text:style-name="Standard"><text:tab/><text:tab/>** Unlike with the Greeks, there are no real rules on the Internet for who gets <text:tab/><text:tab/><text:tab/><text:tab/>resources. It’s much more of a wild west where everywhere along the network <text:tab/><text:tab/><text:tab/>gets to decide on its own what rules to apply. It’s called a best effort service. <text:tab/><text:tab/>** If two messages need to be sent by a router at the same time, the router decides <text:tab/><text:tab/><text:tab/>which one to send on. This means that your package might get dropped. <text:tab/><text:tab/><text:tab/>** There is no guarantee that a package will reach its destination on the Internet.<text:bookmark text:name="line-585"/><text:bookmark text:name="line-586"/></text:p>
      <text:p text:style-name="Standard">&gt; This class won’t cover anything more on routing and rules, so you are encouraged to take a future <text:tab/>networking class to learn more about these. However, we will look a little bit more about <text:tab/>how messages work for the web.<text:bookmark text:name="line-587"/><text:bookmark text:name="line-588"/></text:p>
      <text:p text:style-name="Standard"><text:bookmark text:name="Protocols"/>-Protocols</text:p>
      <text:p text:style-name="Standard">&gt; What we need to make a network work is a protocol</text:p>
      <text:p text:style-name="Standard"><text:bookmark text:name="line-589"/><text:bookmark text:name="line-590"/>&gt; A protocol is a set of rules that people agree to, which determines how two entities can talk to <text:tab/>each other.<text:bookmark text:name="line-591"/><text:bookmark text:name="line-592"/></text:p>
      <text:p text:style-name="Standard"><text:tab/>&gt;&gt; For the web, the protocol gives rules about how a client and a server talk to each other. <text:tab/>&gt;&gt; The client is the web browser and the server is the web server.<text:bookmark text:name="line-593"/><text:bookmark text:name="line-594"/></text:p>
      <text:p text:style-name="Standard"><text:tab/>&gt;&gt; The protocol used on the web is called Hypertext Transfer Protocol which is abbreviated <text:tab/><text:tab/>as HTTP. When you look in your browser, almost all the urls that you use start with <text:tab/><text:tab/>http. That indicates that when the page is requested, the protocol to be used to talk to <text:tab/><text:tab/>the server is this Hypertext Transfer Protocol. </text:p>
      <text:p text:style-name="Standard"><text:tab/><text:tab/>** It’s a very simple protocol, and only has two main messages. </text:p>
      <text:p text:style-name="Standard"><text:tab/><text:tab/>** One of those messages is GET. The client can send a message to the server which <text:soft-page-break/><text:tab/><text:tab/><text:tab/>says GET followed by the name of the object you want to get, GET &lt;object&gt;. <text:tab/><text:tab/>** That’s all the client does. The python code for get_page: </text:p>
      <text:p text:style-name="Standard"><text:bookmark text:name="CA-3abe813085abf775e7897a087231c6ef30e27afc"/><text:s text:c="3"/><text:tab/><text:tab/><text:tab/><text:span text:style-name="T1">1 </text:span><text:bookmark text:name="CA-3abe813085abf775e7897a087231c6ef30e27afc_1"/><text:bookmark text:name="line-1-44"/><text:span text:style-name="T1">def get_page(url):</text:span></text:p>
      <text:p text:style-name="Standard"><text:s text:c="3"/><text:tab/><text:tab/><text:tab/><text:span text:style-name="T1">2 </text:span><text:bookmark text:name="CA-3abe813085abf775e7897a087231c6ef30e27afc_2"/><text:bookmark text:name="line-2-17"/><text:span text:style-name="T1"><text:s/>try:</text:span></text:p>
      <text:p text:style-name="Standard"><text:s text:c="3"/><text:tab/><text:tab/><text:tab/><text:span text:style-name="T1">3 </text:span><text:bookmark text:name="CA-3abe813085abf775e7897a087231c6ef30e27afc_3"/><text:bookmark text:name="line-3-16"/><text:span text:style-name="T1"><text:s text:c="5"/>import urllib</text:span></text:p>
      <text:p text:style-name="Standard"><text:s text:c="3"/><text:tab/><text:tab/><text:tab/><text:span text:style-name="T1">4 </text:span><text:bookmark text:name="CA-3abe813085abf775e7897a087231c6ef30e27afc_4"/><text:bookmark text:name="line-4-15"/><text:span text:style-name="T1"><text:s text:c="5"/>return urllib.urlopen(url).read()</text:span></text:p>
      <text:p text:style-name="Standard"><text:s text:c="3"/><text:tab/><text:tab/><text:tab/><text:span text:style-name="T1">5 </text:span><text:bookmark text:name="CA-3abe813085abf775e7897a087231c6ef30e27afc_5"/><text:bookmark text:name="line-5-13"/><text:span text:style-name="T1"><text:s/>except:</text:span></text:p>
      <text:p text:style-name="Standard"><text:s text:c="3"/><text:tab/><text:tab/><text:tab/><text:span text:style-name="T1">6 </text:span><text:bookmark text:name="CA-3abe813085abf775e7897a087231c6ef30e27afc_6"/><text:bookmark text:name="line-6-11"/><text:span text:style-name="T1"><text:s text:c="5"/>return ""</text:span></text:p>
      <text:p text:style-name="Standard"><text:bookmark text:name="line-605"/><text:tab/><text:tab/>calls a library function urllib.urlopen(url) which actually does this. <text:bookmark text:name="line-606"/><text:bookmark text:name="line-607"/></text:p>
      <text:p text:style-name="Standard"><text:tab/>&gt;&gt;After the client sends the message, the server will receive it. The server runs some code <text:tab/><text:tab/>on it, finds the file that was requested, perhaps runs some more code, and then sends <text:tab/><text:tab/>back a response with the contents of the requested &lt;object&gt;. That’s the whole <text:tab/><text:tab/><text:tab/>protocol.<text:bookmark text:name="line-608"/><text:bookmark text:name="line-609"/></text:p>
      <text:p text:style-name="Standard"><text:s/><text:tab/>&gt;&gt; If you click on a link in your browser, your web browser works out which url you are <text:tab/><text:tab/>requesting and sends a GET message to the correct web server specified by that url. <text:tab/><text:tab/>When it gets a response, it processes and then renders it.<text:bookmark text:name="line-612"/><text:bookmark text:name="line-613"/></text:p>
      <text:p text:style-name="Standard"><text:tab/><text:tab/><text:tab/>**If you’d like to learn more about what the server does, take the Web App <text:tab/><text:tab/><text:tab/>course, CS253 Web Application Engineering and if you’re interesting in how <text:tab/><text:tab/><text:tab/>a web browser works, take the course CS262:Programming Languages.<text:bookmark text:name="line-614"/><text:bookmark text:name="line-615"/></text:p>
      <text:p text:style-name="Standard"><text:bookmark text:name="Conclusion"/>-Conclusion</text:p>
      <text:p text:style-name="Standard"><text:bookmark text:name="line-616"/><text:bookmark text:name="line-617"/>Hopefully you understand at a high level what a web browser does when requesting data over the Internet. There is nothing magic about it. The process is all about sending messages across the Internet and receiving responses which are text. That text is processed by a browser, or even by the web crawler you’ve programmed.<text:bookmark text:name="line-618"/><text:bookmark text:name="line-619"/></text:p>
      <text:p text:style-name="Standard"/>
      <text:p text:style-name="Standard">&gt;The search engine so far works but it isn’t fast or smart. In unit 5, you’ll look at how to make the <text:tab/>search engine scale and respond to queries faster. In unit 6, you’ll see learn how to find the <text:tab/>best response to a query, that is, to respond with the best page rather than all the pag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6-25T17:53:09.60</meta:creation-date>
    <meta:generator>OpenOffice.org/3.3$Win32 OpenOffice.org_project/330m20$Build-9567</meta:generator>
    <dc:date>2012-06-26T18:15:42.38</dc:date>
    <meta:editing-duration>P1DT22M9S</meta:editing-duration>
    <meta:editing-cycles>65</meta:editing-cycles>
    <meta:document-statistic meta:table-count="0" meta:image-count="1" meta:object-count="0" meta:page-count="13" meta:paragraph-count="341" meta:word-count="6334" meta:character-count="36227"/>
  </office:meta>
</office:document-meta>
</file>